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80">
            <text:p>api.hmg.dkceuglgwstg-gen.eu-central1-stg-a:80</text:p>
          </table:table-cell>
          <table:table-cell office:value-type="string" office:string-value="10.81.16.118">
            <text:p>10.81.16.11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1">
            <text:p>gui.hmg.kcseuvcrmp.eu-central2-prd-a:8091</text:p>
          </table:table-cell>
          <table:table-cell office:value-type="string" office:string-value="10.81.20.134">
            <text:p>10.81.20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0">
            <text:p>gui.hmg.kcseuvcrmp.eu-central2-prd-a:8090</text:p>
          </table:table-cell>
          <table:table-cell office:value-type="string" office:string-value="10.81.20.134">
            <text:p>10.81.20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89">
            <text:p>gui.hmg.kcseuvcrmp.eu-central2-prd-a:8089</text:p>
          </table:table-cell>
          <table:table-cell office:value-type="string" office:string-value="10.81.20.134">
            <text:p>10.81.20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1">
            <text:p>gui.hmg.ccseuvcrmp.eu-central2-prd-a:8091</text:p>
          </table:table-cell>
          <table:table-cell office:value-type="string" office:string-value="10.81.20.135">
            <text:p>10.81.20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0">
            <text:p>gui.hmg.ccseuvcrmp.eu-central2-prd-a:8090</text:p>
          </table:table-cell>
          <table:table-cell office:value-type="string" office:string-value="10.81.20.135">
            <text:p>10.81.20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89">
            <text:p>gui.hmg.ccseuvcrmp.eu-central2-prd-a:8089</text:p>
          </table:table-cell>
          <table:table-cell office:value-type="string" office:string-value="10.81.20.135">
            <text:p>10.81.20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felice.eu-central2-prd-a:80">
            <text:p>gui.hc.vdspkafkafelice.eu-central2-prd-a:80</text:p>
          </table:table-cell>
          <table:table-cell office:value-type="string" office:string-value="172.31.64.20">
            <text:p>172.31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felice.eu-central2-prd-a:80">
            <text:p>gui.hmg.vdspkafkafelice.eu-central2-prd-a:80</text:p>
          </table:table-cell>
          <table:table-cell office:value-type="string" office:string-value="10.81.20.136">
            <text:p>10.81.20.1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2">
            <text:p>gui.hmg.kcseuvcrmp.eu-central2-prd-a:9022</text:p>
          </table:table-cell>
          <table:table-cell office:value-type="string" office:string-value="10.81.20.134">
            <text:p>10.81.20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3">
            <text:p>gui.hmg.kcseuvcrmp.eu-central2-prd-a:9023</text:p>
          </table:table-cell>
          <table:table-cell office:value-type="string" office:string-value="10.81.20.134">
            <text:p>10.81.20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4">
            <text:p>gui.hmg.ccseuvcrmp.eu-central2-prd-a:9024</text:p>
          </table:table-cell>
          <table:table-cell office:value-type="string" office:string-value="10.81.20.135">
            <text:p>10.81.20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5">
            <text:p>gui.hmg.ccseuvcrmp.eu-central2-prd-a:9025</text:p>
          </table:table-cell>
          <table:table-cell office:value-type="string" office:string-value="10.81.20.135">
            <text:p>10.81.20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1.eu-central2-prd-a:22">
            <text:p>gui.hmg.ccseuvcrmp01.eu-central2-prd-a:22</text:p>
          </table:table-cell>
          <table:table-cell office:value-type="string" office:string-value="10.81.20.134">
            <text:p>10.81.20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2.eu-central2-prd-a:22">
            <text:p>gui.hmg.ccseuvcrmp02.eu-central2-prd-a:22</text:p>
          </table:table-cell>
          <table:table-cell office:value-type="string" office:string-value="10.81.20.135">
            <text:p>10.81.20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1.eu-central2-prd-a:22">
            <text:p>gui.hmg.kcseuvcrmp01.eu-central2-prd-a:22</text:p>
          </table:table-cell>
          <table:table-cell office:value-type="string" office:string-value="10.81.20.140">
            <text:p>10.81.20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2.eu-central2-prd-a:22">
            <text:p>gui.hmg.kcseuvcrmp02.eu-central2-prd-a:22</text:p>
          </table:table-cell>
          <table:table-cell office:value-type="string" office:string-value="10.81.20.141">
            <text:p>10.81.20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1">
            <text:p>gui.hmg.vdspkafkabroker.eu-central2-prd-a:19091</text:p>
          </table:table-cell>
          <table:table-cell office:value-type="string" office:string-value="10.81.20.138">
            <text:p>10.81.20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2">
            <text:p>gui.hmg.vdspkafkabroker.eu-central2-prd-a:19092</text:p>
          </table:table-cell>
          <table:table-cell office:value-type="string" office:string-value="10.81.20.138">
            <text:p>10.81.20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3">
            <text:p>gui.hmg.vdspkafkabroker.eu-central2-prd-a:19093</text:p>
          </table:table-cell>
          <table:table-cell office:value-type="string" office:string-value="10.81.20.138">
            <text:p>10.81.20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4">
            <text:p>gui.hmg.vdspkafkabroker.eu-central2-prd-a:19094</text:p>
          </table:table-cell>
          <table:table-cell office:value-type="string" office:string-value="10.81.20.138">
            <text:p>10.81.20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5">
            <text:p>gui.hmg.vdspkafkabroker.eu-central2-prd-a:19095</text:p>
          </table:table-cell>
          <table:table-cell office:value-type="string" office:string-value="10.81.20.138">
            <text:p>10.81.20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6">
            <text:p>gui.hmg.vdspkafkabroker.eu-central2-prd-a:19096</text:p>
          </table:table-cell>
          <table:table-cell office:value-type="string" office:string-value="10.81.20.138">
            <text:p>10.81.20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7">
            <text:p>gui.hmg.vdspkafkabroker.eu-central2-prd-a:19097</text:p>
          </table:table-cell>
          <table:table-cell office:value-type="string" office:string-value="10.81.20.138">
            <text:p>10.81.20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8">
            <text:p>gui.hmg.vdspkafkabroker.eu-central2-prd-a:19098</text:p>
          </table:table-cell>
          <table:table-cell office:value-type="string" office:string-value="10.81.20.138">
            <text:p>10.81.20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1">
            <text:p>gui.hc.vdspkafkabroker.eu-central2-prd-a:19091</text:p>
          </table:table-cell>
          <table:table-cell office:value-type="string" office:string-value="172.31.64.12">
            <text:p>172.31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2">
            <text:p>gui.hc.vdspkafkabroker.eu-central2-prd-a:19092</text:p>
          </table:table-cell>
          <table:table-cell office:value-type="string" office:string-value="172.31.64.12">
            <text:p>172.31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3">
            <text:p>gui.hc.vdspkafkabroker.eu-central2-prd-a:19093</text:p>
          </table:table-cell>
          <table:table-cell office:value-type="string" office:string-value="172.31.64.12">
            <text:p>172.31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4">
            <text:p>gui.hc.vdspkafkabroker.eu-central2-prd-a:19094</text:p>
          </table:table-cell>
          <table:table-cell office:value-type="string" office:string-value="172.31.64.12">
            <text:p>172.31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5">
            <text:p>gui.hc.vdspkafkabroker.eu-central2-prd-a:19095</text:p>
          </table:table-cell>
          <table:table-cell office:value-type="string" office:string-value="172.31.64.12">
            <text:p>172.31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6">
            <text:p>gui.hc.vdspkafkabroker.eu-central2-prd-a:19096</text:p>
          </table:table-cell>
          <table:table-cell office:value-type="string" office:string-value="172.31.64.12">
            <text:p>172.31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7">
            <text:p>gui.hc.vdspkafkabroker.eu-central2-prd-a:19097</text:p>
          </table:table-cell>
          <table:table-cell office:value-type="string" office:string-value="172.31.64.12">
            <text:p>172.31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8">
            <text:p>gui.hc.vdspkafkabroker.eu-central2-prd-a:19098</text:p>
          </table:table-cell>
          <table:table-cell office:value-type="string" office:string-value="172.31.64.12">
            <text:p>172.31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80">
            <text:p>api.hmg.ccseu-vtwin-prd-proxy.eu-central2-prd-a:80</text:p>
          </table:table-cell>
          <table:table-cell office:value-type="string" office:string-value="10.81.20.142">
            <text:p>10.81.20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info-bastion.eu-central2-prd-a:18006">
            <text:p>gui.hmg.ccsinfo-bastion.eu-central2-prd-a:18006</text:p>
          </table:table-cell>
          <table:table-cell office:value-type="string" office:string-value="10.81.20.139">
            <text:p>10.81.20.13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-bastion.eu-central2-prd-a:18005">
            <text:p>gui.hmg.vdsp-bastion.eu-central2-prd-a:18005</text:p>
          </table:table-cell>
          <table:table-cell office:value-type="string" office:string-value="10.81.20.139">
            <text:p>10.81.20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dataservicedevelopmentcell-bastion.eu-central2-prd-a:18007">
            <text:p>gui.hmg.dataservicedevelopmentcell-bastion.eu-central2-prd-a:18007</text:p>
          </table:table-cell>
          <table:table-cell office:value-type="string" office:string-value="10.81.20.139">
            <text:p>10.81.20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2">
            <text:p>gui.hmg.ccsnoti-k.eu-central2-prd-a:7202</text:p>
          </table:table-cell>
          <table:table-cell office:value-type="string" office:string-value="10.81.20.143">
            <text:p>10.81.20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3">
            <text:p>gui.hmg.ccsnoti-k.eu-central2-prd-a:7203</text:p>
          </table:table-cell>
          <table:table-cell office:value-type="string" office:string-value="10.81.20.143">
            <text:p>10.81.20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4">
            <text:p>gui.hmg.ccsnoti-k.eu-central2-prd-a:7204</text:p>
          </table:table-cell>
          <table:table-cell office:value-type="string" office:string-value="10.81.20.143">
            <text:p>10.81.20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zipkin.eu-central2-prd-a:31600">
            <text:p>gui.hmg.ccs-eu-g-prd-msa-zipkin.eu-central2-prd-a:31600</text:p>
          </table:table-cell>
          <table:table-cell office:value-type="string" office:string-value="10.81.20.144">
            <text:p>10.81.20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springadmin.eu-central2-prd-a:31800">
            <text:p>gui.hmg.ccs-eu-g-prd-msa-springadmin.eu-central2-prd-a:31800</text:p>
          </table:table-cell>
          <table:table-cell office:value-type="string" office:string-value="10.81.20.144">
            <text:p>10.81.20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1.eu-central2-prd-a:80">
            <text:p>gui.hmg.ccs-eu-g-prd-felice-dashboard-1.eu-central2-prd-a:80</text:p>
          </table:table-cell>
          <table:table-cell office:value-type="string" office:string-value="10.81.20.146">
            <text:p>10.81.20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2.eu-central2-prd-a:90">
            <text:p>gui.hmg.ccs-eu-g-prd-felice-dashboard-2.eu-central2-prd-a:90</text:p>
          </table:table-cell>
          <table:table-cell office:value-type="string" office:string-value="10.81.20.146">
            <text:p>10.81.20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mig-bastion.eu-central2-prd-a:18009">
            <text:p>gui.hmg.eumig-bastion.eu-central2-prd-a:18009</text:p>
          </table:table-cell>
          <table:table-cell office:value-type="string" office:string-value="10.81.20.139">
            <text:p>10.81.20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PDlbp-bastion.eu-central2-prd-a:18010">
            <text:p>gui.hmg.CPDlbp-bastion.eu-central2-prd-a:18010</text:p>
          </table:table-cell>
          <table:table-cell office:value-type="string" office:string-value="10.81.20.139">
            <text:p>10.81.20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6301">
            <text:p>api.hc.gcseuAccountPrd.eu-central2-prd-a:6301</text:p>
          </table:table-cell>
          <table:table-cell office:value-type="string" office:string-value="172.31.64.21">
            <text:p>172.31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artnerPrd.eu-central2-prd-a:10300">
            <text:p>api.hc.gcseuPartnerPrd.eu-central2-prd-a:10300</text:p>
          </table:table-cell>
          <table:table-cell office:value-type="string" office:string-value="172.31.64.22">
            <text:p>172.31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6101">
            <text:p>api.hc.hydeuAccountPrd.eu-central2-prd-a:6101</text:p>
          </table:table-cell>
          <table:table-cell office:value-type="string" office:string-value="172.31.64.23">
            <text:p>172.31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artnerPrd.eu-central2-prd-a:10100">
            <text:p>api.hc.hydeuPartnerPrd.eu-central2-prd-a:10100</text:p>
          </table:table-cell>
          <table:table-cell office:value-type="string" office:string-value="172.31.64.24">
            <text:p>172.31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6201">
            <text:p>api.hc.kiaeuAccountPrd.eu-central2-prd-a:6201</text:p>
          </table:table-cell>
          <table:table-cell office:value-type="string" office:string-value="172.31.64.25">
            <text:p>172.31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artnerPrd.eu-central2-prd-a:10200">
            <text:p>api.hc.kiaeuPartnerPrd.eu-central2-prd-a:10200</text:p>
          </table:table-cell>
          <table:table-cell office:value-type="string" office:string-value="172.31.64.26">
            <text:p>172.31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4301">
            <text:p>api.hc.gcseuProfilePrd.eu-central2-prd-a:4301</text:p>
          </table:table-cell>
          <table:table-cell office:value-type="string" office:string-value="172.31.64.30">
            <text:p>172.31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4101">
            <text:p>api.hc.hydeuProfilePrd.eu-central2-prd-a:4101</text:p>
          </table:table-cell>
          <table:table-cell office:value-type="string" office:string-value="172.31.64.31">
            <text:p>172.31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4201">
            <text:p>api.hc.kiaeuProfilePrd.eu-central2-prd-a:4201</text:p>
          </table:table-cell>
          <table:table-cell office:value-type="string" office:string-value="172.31.64.32">
            <text:p>172.31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sbsgw.eu-central2-prd-a:80">
            <text:p>api.hc.dkc-prd-sbsgw.eu-central2-prd-a:80</text:p>
          </table:table-cell>
          <table:table-cell office:value-type="string" office:string-value="172.31.64.13">
            <text:p>172.31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dev-bastion.eu-central2-prd-a:18014">
            <text:p>gui.hmg.ccsdev-bastion.eu-central2-prd-a:18014</text:p>
          </table:table-cell>
          <table:table-cell office:value-type="string" office:string-value="10.81.20.139">
            <text:p>10.81.20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2">
            <text:p>gui.pub.ccs2-eu-genesis-prd-igw.eu-central2-prd-a:8002</text:p>
          </table:table-cell>
          <table:table-cell office:value-type="string" office:string-value="103.187.35.151">
            <text:p>103.187.35.151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3">
            <text:p>gui.pub.ccs2-eu-genesis-prd-igw.eu-central2-prd-a:8003</text:p>
          </table:table-cell>
          <table:table-cell office:value-type="string" office:string-value="103.187.35.151">
            <text:p>103.187.35.15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10">
            <text:p>gui.pub.ccs2-eu-genesis-prd-igw.eu-central2-prd-a:30010</text:p>
          </table:table-cell>
          <table:table-cell office:value-type="string" office:string-value="103.187.35.151">
            <text:p>103.187.35.15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20">
            <text:p>gui.pub.ccs2-eu-genesis-prd-igw.eu-central2-prd-a:30020</text:p>
          </table:table-cell>
          <table:table-cell office:value-type="string" office:string-value="103.187.35.151">
            <text:p>103.187.35.15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10">
            <text:p>gui.pub.ccs2-eu-genesis-prd-egw.eu-central2-prd-a:31010</text:p>
          </table:table-cell>
          <table:table-cell office:value-type="string" office:string-value="103.187.35.152">
            <text:p>103.187.35.152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20">
            <text:p>gui.pub.ccs2-eu-genesis-prd-egw.eu-central2-prd-a:31020</text:p>
          </table:table-cell>
          <table:table-cell office:value-type="string" office:string-value="103.187.35.152">
            <text:p>103.187.35.152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10">
            <text:p>gui.hmg.ccs2-eu-genesis-prd-silb.eu-central2-prd-a:32010</text:p>
          </table:table-cell>
          <table:table-cell office:value-type="string" office:string-value="10.81.20.148">
            <text:p>10.81.20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20">
            <text:p>gui.hmg.ccs2-eu-genesis-prd-silb.eu-central2-prd-a:32020</text:p>
          </table:table-cell>
          <table:table-cell office:value-type="string" office:string-value="10.81.20.148">
            <text:p>10.81.20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0017">
            <text:p>gui.hmg.ccs2-eu-genesis-prd-silb.eu-central2-prd-a:30017</text:p>
          </table:table-cell>
          <table:table-cell office:value-type="string" office:string-value="10.81.20.148">
            <text:p>10.81.20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telecom.eu-central2-prd-a:31099">
            <text:p>gui.pub.ccs2-eu-genesis-prd-telecom.eu-central2-prd-a:31099</text:p>
          </table:table-cell>
          <table:table-cell office:value-type="string" office:string-value="103.187.35.153">
            <text:p>103.187.35.153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0">
            <text:p>gui.hmg.uptime-was-prd-lb.eu-central2-prd-a:7080</text:p>
          </table:table-cell>
          <table:table-cell office:value-type="string" office:string-value="10.81.20.148">
            <text:p>10.81.20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1">
            <text:p>gui.hmg.uptime-was-prd-lb.eu-central2-prd-a:7081</text:p>
          </table:table-cell>
          <table:table-cell office:value-type="string" office:string-value="10.81.20.148">
            <text:p>10.81.20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3">
            <text:p>gui.hmg.uptime-was-prd-lb.eu-central2-prd-a:7083</text:p>
          </table:table-cell>
          <table:table-cell office:value-type="string" office:string-value="10.81.20.148">
            <text:p>10.81.20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0">
            <text:p>gui.hmg.vms-prd-lb.eu-central2-prd-a:7080</text:p>
          </table:table-cell>
          <table:table-cell office:value-type="string" office:string-value="10.81.20.149">
            <text:p>10.81.20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1">
            <text:p>gui.hmg.vms-prd-lb.eu-central2-prd-a:7081</text:p>
          </table:table-cell>
          <table:table-cell office:value-type="string" office:string-value="10.81.20.149">
            <text:p>10.81.20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3">
            <text:p>gui.hmg.vms-prd-lb.eu-central2-prd-a:7083</text:p>
          </table:table-cell>
          <table:table-cell office:value-type="string" office:string-value="10.81.20.149">
            <text:p>10.81.20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hmgid-bastion.eu-central2-prd-a:18008">
            <text:p>gui.hmg.hmgid-bastion.eu-central2-prd-a:18008</text:p>
          </table:table-cell>
          <table:table-cell office:value-type="string" office:string-value="10.81.20.139">
            <text:p>10.81.20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1">
            <text:p>gui.hmg.vdhkafkabroker.eu-central2-prd-a:19091</text:p>
          </table:table-cell>
          <table:table-cell office:value-type="string" office:string-value="100.77.1.128">
            <text:p>100.77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2">
            <text:p>gui.hmg.vdhkafkabroker.eu-central2-prd-a:19092</text:p>
          </table:table-cell>
          <table:table-cell office:value-type="string" office:string-value="100.77.1.128">
            <text:p>100.77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3">
            <text:p>gui.hmg.vdhkafkabroker.eu-central2-prd-a:19093</text:p>
          </table:table-cell>
          <table:table-cell office:value-type="string" office:string-value="100.77.1.128">
            <text:p>100.77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4">
            <text:p>gui.hmg.vdhkafkabroker.eu-central2-prd-a:19094</text:p>
          </table:table-cell>
          <table:table-cell office:value-type="string" office:string-value="100.77.1.128">
            <text:p>100.77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5">
            <text:p>gui.hmg.vdhkafkabroker.eu-central2-prd-a:19095</text:p>
          </table:table-cell>
          <table:table-cell office:value-type="string" office:string-value="100.77.1.128">
            <text:p>100.77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6">
            <text:p>gui.hmg.vdhkafkabroker.eu-central2-prd-a:19096</text:p>
          </table:table-cell>
          <table:table-cell office:value-type="string" office:string-value="100.77.1.128">
            <text:p>100.77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7">
            <text:p>gui.hmg.vdhkafkabroker.eu-central2-prd-a:19097</text:p>
          </table:table-cell>
          <table:table-cell office:value-type="string" office:string-value="100.77.1.128">
            <text:p>100.77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8">
            <text:p>gui.hmg.vdhkafkabroker.eu-central2-prd-a:19098</text:p>
          </table:table-cell>
          <table:table-cell office:value-type="string" office:string-value="100.77.1.128">
            <text:p>100.77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ssp-lb.eu-central2-prd-a:8088">
            <text:p>api.hc.gcseuissp-lb.eu-central2-prd-a:8088</text:p>
          </table:table-cell>
          <table:table-cell office:value-type="string" office:string-value="172.31.64.19">
            <text:p>172.31.64.1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bastion.eu-central2-prd-a:18015">
            <text:p>gui.hmg.vdh-bastion.eu-central2-prd-a:18015</text:p>
          </table:table-cell>
          <table:table-cell office:value-type="string" office:string-value="10.81.20.139">
            <text:p>10.81.20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600">
            <text:p>api.hmg.ccs-eu-h-prd-fr7.eu-central2-prd-a:31600</text:p>
          </table:table-cell>
          <table:table-cell office:value-type="string" office:string-value="10.81.20.137">
            <text:p>10.81.20.137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800">
            <text:p>api.hmg.ccs-eu-h-prd-fr7.eu-central2-prd-a:31800</text:p>
          </table:table-cell>
          <table:table-cell office:value-type="string" office:string-value="10.81.20.137">
            <text:p>10.81.20.137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10">
            <text:p>api.hmg.ccs-eu-h-prd-fr7.eu-central2-prd-a:32010</text:p>
          </table:table-cell>
          <table:table-cell office:value-type="string" office:string-value="10.81.20.137">
            <text:p>10.81.20.13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800">
            <text:p>api.hmg.ccs-eu-k-prd-fr7.eu-central2-prd-a:31800</text:p>
          </table:table-cell>
          <table:table-cell office:value-type="string" office:string-value="10.81.20.151">
            <text:p>10.81.20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10">
            <text:p>api.hmg.ccs-eu-k-prd-fr7.eu-central2-prd-a:32010</text:p>
          </table:table-cell>
          <table:table-cell office:value-type="string" office:string-value="10.81.20.151">
            <text:p>10.81.20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600">
            <text:p>api.hmg.ccs-eu-k-prd-fr7.eu-central2-prd-a:31600</text:p>
          </table:table-cell>
          <table:table-cell office:value-type="string" office:string-value="10.81.20.151">
            <text:p>10.81.20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platform-bastion.eu-central2-prd-a:18016">
            <text:p>gui.hmg.ccsplatform-bastion.eu-central2-prd-a:18016</text:p>
          </table:table-cell>
          <table:table-cell office:value-type="string" office:string-value="10.81.20.139">
            <text:p>10.81.20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cdt-bastion.eu-central2-prd-a:18012">
            <text:p>gui.hmg.vcdt-bastion.eu-central2-prd-a:18012</text:p>
          </table:table-cell>
          <table:table-cell office:value-type="string" office:string-value="10.81.20.139">
            <text:p>10.81.20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8003">
            <text:p>gui.hmg.ccs2-eu-genesis-prd-silb.eu-central2-prd-a:8003</text:p>
          </table:table-cell>
          <table:table-cell office:value-type="string" office:string-value="10.81.20.148">
            <text:p>10.81.20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h-prd-fr7.eu-central2-prd-a:19094">
            <text:p>api.hmg.ccs-kafka-broker-1-eu-h-prd-fr7.eu-central2-prd-a:19094</text:p>
          </table:table-cell>
          <table:table-cell office:value-type="string" office:string-value="10.81.20.152">
            <text:p>10.81.20.15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h-prd-fr7.eu-central2-prd-a:19095">
            <text:p>api.hmg.ccs-kafka-broker-2-eu-h-prd-fr7.eu-central2-prd-a:19095</text:p>
          </table:table-cell>
          <table:table-cell office:value-type="string" office:string-value="10.81.20.152">
            <text:p>10.81.20.15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h-prd-fr7.eu-central2-prd-a:19096">
            <text:p>api.hmg.ccs-kafka-broker-3-eu-h-prd-fr7.eu-central2-prd-a:19096</text:p>
          </table:table-cell>
          <table:table-cell office:value-type="string" office:string-value="10.81.20.152">
            <text:p>10.81.20.15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h-prd-fr7.eu-central2-prd-a:19097">
            <text:p>api.hmg.ccs-kafka-broker-4-eu-h-prd-fr7.eu-central2-prd-a:19097</text:p>
          </table:table-cell>
          <table:table-cell office:value-type="string" office:string-value="10.81.20.152">
            <text:p>10.81.20.15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h-prd-fr7.eu-central2-prd-a:19098">
            <text:p>api.hmg.ccs-kafka-broker-5-eu-h-prd-fr7.eu-central2-prd-a:19098</text:p>
          </table:table-cell>
          <table:table-cell office:value-type="string" office:string-value="10.81.20.152">
            <text:p>10.81.20.15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h-prd-fr7.eu-central2-prd-a:19099">
            <text:p>api.hmg.ccs-kafka-broker-6-eu-h-prd-fr7.eu-central2-prd-a:19099</text:p>
          </table:table-cell>
          <table:table-cell office:value-type="string" office:string-value="10.81.20.152">
            <text:p>10.81.20.152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h-prd-fr7.eu-central2-prd-a:19100">
            <text:p>api.hmg.ccs-kafka-broker-7-eu-h-prd-fr7.eu-central2-prd-a:19100</text:p>
          </table:table-cell>
          <table:table-cell office:value-type="string" office:string-value="10.81.20.152">
            <text:p>10.81.20.152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k-prd-fr7.eu-central2-prd-a:19094">
            <text:p>api.hmg.ccs-kafka-broker-1-eu-k-prd-fr7.eu-central2-prd-a:19094</text:p>
          </table:table-cell>
          <table:table-cell office:value-type="string" office:string-value="10.81.20.153">
            <text:p>10.81.20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k-prd-fr7.eu-central2-prd-a:19095">
            <text:p>api.hmg.ccs-kafka-broker-2-eu-k-prd-fr7.eu-central2-prd-a:19095</text:p>
          </table:table-cell>
          <table:table-cell office:value-type="string" office:string-value="10.81.20.153">
            <text:p>10.81.20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k-prd-fr7.eu-central2-prd-a:19096">
            <text:p>api.hmg.ccs-kafka-broker-3-eu-k-prd-fr7.eu-central2-prd-a:19096</text:p>
          </table:table-cell>
          <table:table-cell office:value-type="string" office:string-value="10.81.20.153">
            <text:p>10.81.20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k-prd-fr7.eu-central2-prd-a:19097">
            <text:p>api.hmg.ccs-kafka-broker-4-eu-k-prd-fr7.eu-central2-prd-a:19097</text:p>
          </table:table-cell>
          <table:table-cell office:value-type="string" office:string-value="10.81.20.153">
            <text:p>10.81.20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k-prd-fr7.eu-central2-prd-a:19098">
            <text:p>api.hmg.ccs-kafka-broker-5-eu-k-prd-fr7.eu-central2-prd-a:19098</text:p>
          </table:table-cell>
          <table:table-cell office:value-type="string" office:string-value="10.81.20.153">
            <text:p>10.81.20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k-prd-fr7.eu-central2-prd-a:19099">
            <text:p>api.hmg.ccs-kafka-broker-6-eu-k-prd-fr7.eu-central2-prd-a:19099</text:p>
          </table:table-cell>
          <table:table-cell office:value-type="string" office:string-value="10.81.20.153">
            <text:p>10.81.20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k-prd-fr7.eu-central2-prd-a:19100">
            <text:p>api.hmg.ccs-kafka-broker-7-eu-k-prd-fr7.eu-central2-prd-a:19100</text:p>
          </table:table-cell>
          <table:table-cell office:value-type="string" office:string-value="10.81.20.153">
            <text:p>10.81.20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8081">
            <text:p>api.hc.gcseuProfilePrd.eu-central2-prd-a:8081</text:p>
          </table:table-cell>
          <table:table-cell office:value-type="string" office:string-value="172.31.64.30">
            <text:p>172.31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8080">
            <text:p>api.hc.kiaeuProfilePrd.eu-central2-prd-a:8080</text:p>
          </table:table-cell>
          <table:table-cell office:value-type="string" office:string-value="172.31.64.32">
            <text:p>172.31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80">
            <text:p>api.hc.hydeuProfilePrd.eu-central2-prd-a:80</text:p>
          </table:table-cell>
          <table:table-cell office:value-type="string" office:string-value="172.31.64.31">
            <text:p>172.31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8080">
            <text:p>api.hc.kiaeuAccountPrd.eu-central2-prd-a:8080</text:p>
          </table:table-cell>
          <table:table-cell office:value-type="string" office:string-value="172.31.64.25">
            <text:p>172.31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80">
            <text:p>api.hc.hydeuAccountPrd.eu-central2-prd-a:80</text:p>
          </table:table-cell>
          <table:table-cell office:value-type="string" office:string-value="172.31.64.23">
            <text:p>172.31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1.eu-central2-prd-a:19094">
            <text:p>gui.hmg.ccs-eu-g-prd-felice-broker-1.eu-central2-prd-a:19094</text:p>
          </table:table-cell>
          <table:table-cell office:value-type="string" office:string-value="10.81.20.146">
            <text:p>10.81.20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2.eu-central2-prd-a:19095">
            <text:p>gui.hmg.ccs-eu-g-prd-felice-broker-2.eu-central2-prd-a:19095</text:p>
          </table:table-cell>
          <table:table-cell office:value-type="string" office:string-value="10.81.20.146">
            <text:p>10.81.20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3.eu-central2-prd-a:19096">
            <text:p>gui.hmg.ccs-eu-g-prd-felice-broker-3.eu-central2-prd-a:19096</text:p>
          </table:table-cell>
          <table:table-cell office:value-type="string" office:string-value="10.81.20.146">
            <text:p>10.81.20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4.eu-central2-prd-a:19097">
            <text:p>gui.hmg.ccs-eu-g-prd-felice-broker-4.eu-central2-prd-a:19097</text:p>
          </table:table-cell>
          <table:table-cell office:value-type="string" office:string-value="10.81.20.146">
            <text:p>10.81.20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6301">
            <text:p>api.hmg.gcseuaccountp-hmg.eu-central2-prd-a:6301</text:p>
          </table:table-cell>
          <table:table-cell office:value-type="string" office:string-value="10.81.20.155">
            <text:p>10.81.20.15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8081">
            <text:p>api.hmg.gcseuaccountp-hmg.eu-central2-prd-a:8081</text:p>
          </table:table-cell>
          <table:table-cell office:value-type="string" office:string-value="10.81.20.155">
            <text:p>10.81.20.15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artnerp-hmg.eu-central2-prd-a:10300">
            <text:p>api.hmg.gcseupartnerp-hmg.eu-central2-prd-a:10300</text:p>
          </table:table-cell>
          <table:table-cell office:value-type="string" office:string-value="10.81.20.156">
            <text:p>10.81.20.156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6101">
            <text:p>api.hmg.hydeuaccountp-hmg.eu-central2-prd-a:6101</text:p>
          </table:table-cell>
          <table:table-cell office:value-type="string" office:string-value="10.81.20.157">
            <text:p>10.81.20.157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80">
            <text:p>api.hmg.hydeuaccountp-hmg.eu-central2-prd-a:80</text:p>
          </table:table-cell>
          <table:table-cell office:value-type="string" office:string-value="10.81.20.157">
            <text:p>10.81.20.1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artnerp-hmg.eu-central2-prd-a:10100">
            <text:p>api.hmg.hydeupartnerp-hmg.eu-central2-prd-a:10100</text:p>
          </table:table-cell>
          <table:table-cell office:value-type="string" office:string-value="10.81.20.158">
            <text:p>10.81.20.158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artnerp-hmg.eu-central2-prd-a:10200">
            <text:p>api.hmg.kiaeupartnerp-hmg.eu-central2-prd-a:10200</text:p>
          </table:table-cell>
          <table:table-cell office:value-type="string" office:string-value="10.81.20.160">
            <text:p>10.81.20.160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8080">
            <text:p>api.hmg.kiaeuaccountp-hmg.eu-central2-prd-a:8080</text:p>
          </table:table-cell>
          <table:table-cell office:value-type="string" office:string-value="10.81.20.159">
            <text:p>10.81.20.1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6201">
            <text:p>api.hmg.kiaeuaccountp-hmg.eu-central2-prd-a:6201</text:p>
          </table:table-cell>
          <table:table-cell office:value-type="string" office:string-value="10.81.20.159">
            <text:p>10.81.20.159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4301">
            <text:p>api.hmg.gcseuprofilep-hmg.eu-central2-prd-a:4301</text:p>
          </table:table-cell>
          <table:table-cell office:value-type="string" office:string-value="10.81.20.161">
            <text:p>10.81.20.161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8081">
            <text:p>api.hmg.gcseuprofilep-hmg.eu-central2-prd-a:8081</text:p>
          </table:table-cell>
          <table:table-cell office:value-type="string" office:string-value="10.81.20.161">
            <text:p>10.81.20.161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4101">
            <text:p>api.hmg.hydeuprofilep-hmg.eu-central2-prd-a:4101</text:p>
          </table:table-cell>
          <table:table-cell office:value-type="string" office:string-value="10.81.20.162">
            <text:p>10.81.20.162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8081">
            <text:p>api.hmg.hydeuprofilep-hmg.eu-central2-prd-a:8081</text:p>
          </table:table-cell>
          <table:table-cell office:value-type="string" office:string-value="10.81.20.162">
            <text:p>10.81.20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8080">
            <text:p>api.hmg.kiaeuprofilep-hmg.eu-central2-prd-a:8080</text:p>
          </table:table-cell>
          <table:table-cell office:value-type="string" office:string-value="10.81.20.163">
            <text:p>10.81.20.16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4201">
            <text:p>api.hmg.kiaeuprofilep-hmg.eu-central2-prd-a:4201</text:p>
          </table:table-cell>
          <table:table-cell office:value-type="string" office:string-value="10.81.20.163">
            <text:p>10.81.20.163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hyd-eu-lb-prd.eu-central2-prd-a:7101">
            <text:p>api.hc.push-hyd-eu-lb-prd.eu-central2-prd-a:7101</text:p>
          </table:table-cell>
          <table:table-cell office:value-type="string" office:string-value="172.31.64.28">
            <text:p>172.31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kia-eu-lb-prd.eu-central2-prd-a:7201">
            <text:p>api.hc.push-kia-eu-lb-prd.eu-central2-prd-a:7201</text:p>
          </table:table-cell>
          <table:table-cell office:value-type="string" office:string-value="172.31.64.29">
            <text:p>172.31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gen-eu-lb-prd.eu-central2-prd-a:7301">
            <text:p>api.hc.push-gen-eu-lb-prd.eu-central2-prd-a:7301</text:p>
          </table:table-cell>
          <table:table-cell office:value-type="string" office:string-value="172.31.64.38">
            <text:p>172.31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0">
            <text:p>api.hc.gcseuvcrmp-lb.eu-central2-prd-a:8090</text:p>
          </table:table-cell>
          <table:table-cell office:value-type="string" office:string-value="172.31.64.39">
            <text:p>172.31.64.3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1">
            <text:p>api.hc.gcseuvcrmp-lb.eu-central2-prd-a:8091</text:p>
          </table:table-cell>
          <table:table-cell office:value-type="string" office:string-value="172.31.64.39">
            <text:p>172.31.64.39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tmvcrmp-lb.eu-central2-prd-a:8088">
            <text:p>api.hc.ccseutmvcrmp-lb.eu-central2-prd-a:8088</text:p>
          </table:table-cell>
          <table:table-cell office:value-type="string" office:string-value="172.31.64.41">
            <text:p>172.31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tmvcrmp-lb.eu-central2-prd-a:8088">
            <text:p>api.hc.kcseutmvcrmp-lb.eu-central2-prd-a:8088</text:p>
          </table:table-cell>
          <table:table-cell office:value-type="string" office:string-value="172.31.64.42">
            <text:p>172.31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tmvcrmp-lb.eu-central2-prd-a:8088">
            <text:p>api.hc.gcseutmvcrmp-lb.eu-central2-prd-a:8088</text:p>
          </table:table-cell>
          <table:table-cell office:value-type="string" office:string-value="172.31.64.43">
            <text:p>172.31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tmvcrmp-lb.eu-central2-prd-a:8088">
            <text:p>api.hc.flteutmvcrmp-lb.eu-central2-prd-a:8088</text:p>
          </table:table-cell>
          <table:table-cell office:value-type="string" office:string-value="172.31.64.44">
            <text:p>172.31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liscore-lb-prd.eu-central2-prd-a:18078">
            <text:p>api.hc.ccseuliscore-lb-prd.eu-central2-prd-a:18078</text:p>
          </table:table-cell>
          <table:table-cell office:value-type="string" office:string-value="172.31.64.45">
            <text:p>172.31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liscore-lb-prd.eu-central2-prd-a:18078">
            <text:p>api.hc.kcseuliscore-lb-prd.eu-central2-prd-a:18078</text:p>
          </table:table-cell>
          <table:table-cell office:value-type="string" office:string-value="172.31.64.46">
            <text:p>172.31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liscore-lb-prd.eu-central2-prd-a:18078">
            <text:p>api.hc.gcseuliscore-lb-prd.eu-central2-prd-a:18078</text:p>
          </table:table-cell>
          <table:table-cell office:value-type="string" office:string-value="172.31.64.47">
            <text:p>172.31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exliscore-nginx-lb-prd.eu-central2-prd-a:8090">
            <text:p>api.hmg.gcseuexliscore-nginx-lb-prd.eu-central2-prd-a:8090</text:p>
          </table:table-cell>
          <table:table-cell office:value-type="string" office:string-value="10.81.20.166">
            <text:p>10.81.20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exliscore-lb-prd.eu-central2-prd-a:8090">
            <text:p>api.hc.ccseuexliscore-lb-prd.eu-central2-prd-a:8090</text:p>
          </table:table-cell>
          <table:table-cell office:value-type="string" office:string-value="172.31.64.48">
            <text:p>172.31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exliscore-lb-prd.eu-central2-prd-a:8090">
            <text:p>api.hc.kcseuexliscore-lb-prd.eu-central2-prd-a:8090</text:p>
          </table:table-cell>
          <table:table-cell office:value-type="string" office:string-value="172.31.64.49">
            <text:p>172.31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exliscore-lb-prd.eu-central2-prd-a:8090">
            <text:p>api.hc.gcseuexliscore-lb-prd.eu-central2-prd-a:8090</text:p>
          </table:table-cell>
          <table:table-cell office:value-type="string" office:string-value="172.31.64.50">
            <text:p>172.31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80">
            <text:p>api.hc.ccseuims-lb-prd.eu-central2-prd-a:80</text:p>
          </table:table-cell>
          <table:table-cell office:value-type="string" office:string-value="172.31.64.51">
            <text:p>172.31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443">
            <text:p>api.hc.ccseuims-lb-prd.eu-central2-prd-a:443</text:p>
          </table:table-cell>
          <table:table-cell office:value-type="string" office:string-value="172.31.64.51">
            <text:p>172.31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80">
            <text:p>api.hc.kcseuims-lb-prd.eu-central2-prd-a:80</text:p>
          </table:table-cell>
          <table:table-cell office:value-type="string" office:string-value="172.31.64.52">
            <text:p>172.31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443">
            <text:p>api.hc.kcseuims-lb-prd.eu-central2-prd-a:443</text:p>
          </table:table-cell>
          <table:table-cell office:value-type="string" office:string-value="172.31.64.52">
            <text:p>172.31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80">
            <text:p>api.hc.gcseuims-lb-prd.eu-central2-prd-a:80</text:p>
          </table:table-cell>
          <table:table-cell office:value-type="string" office:string-value="172.31.64.53">
            <text:p>172.31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443">
            <text:p>api.hc.gcseuims-lb-prd.eu-central2-prd-a:443</text:p>
          </table:table-cell>
          <table:table-cell office:value-type="string" office:string-value="172.31.64.53">
            <text:p>172.31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cbs-lb-prd.eu-central2-prd-a:18078">
            <text:p>api.pub.ccseucbs-lb-prd.eu-central2-prd-a:18078</text:p>
          </table:table-cell>
          <table:table-cell office:value-type="string" office:string-value="103.187.35.228">
            <text:p>103.187.35.2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bs-lb-prd.eu-central2-prd-a:18078">
            <text:p>api.pub.kcseucbs-lb-prd.eu-central2-prd-a:18078</text:p>
          </table:table-cell>
          <table:table-cell office:value-type="string" office:string-value="103.187.35.229">
            <text:p>103.187.35.2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bs-lb-prd.eu-central2-prd-a:18078">
            <text:p>api.pub.gcseucbs-lb-prd.eu-central2-prd-a:18078</text:p>
          </table:table-cell>
          <table:table-cell office:value-type="string" office:string-value="103.187.35.230">
            <text:p>103.187.35.23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uvo-eu-lb-prd.eu-central2-prd-a:5200">
            <text:p>api.hc.ccsp-calendar-uvo-eu-lb-prd.eu-central2-prd-a:5200</text:p>
          </table:table-cell>
          <table:table-cell office:value-type="string" office:string-value="172.31.64.57">
            <text:p>172.31.64.5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bluelink-prd-hmg.eu-central2-prd-a:5101">
            <text:p>api.hmg.spa-bluelink-prd-hmg.eu-central2-prd-a:5101</text:p>
          </table:table-cell>
          <table:table-cell office:value-type="string" office:string-value="10.81.20.167">
            <text:p>10.81.20.167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bluelink-prd.eu-central2-prd-a:5101">
            <text:p>api.hc.spa-bluelink-prd.eu-central2-prd-a:5101</text:p>
          </table:table-cell>
          <table:table-cell office:value-type="string" office:string-value="172.31.64.54">
            <text:p>172.31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uvo-prd.eu-central2-prd-a:5201">
            <text:p>api.hc.spa-uvo-prd.eu-central2-prd-a:5201</text:p>
          </table:table-cell>
          <table:table-cell office:value-type="string" office:string-value="172.31.64.55">
            <text:p>172.31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uvo-prd-hmg.eu-central2-prd-a:5201">
            <text:p>api.hmg.spa-uvo-prd-hmg.eu-central2-prd-a:5201</text:p>
          </table:table-cell>
          <table:table-cell office:value-type="string" office:string-value="10.81.20.168">
            <text:p>10.81.20.168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gcs-prd.eu-central2-prd-a:5301">
            <text:p>api.hc.spa-gcs-prd.eu-central2-prd-a:5301</text:p>
          </table:table-cell>
          <table:table-cell office:value-type="string" office:string-value="172.31.64.56">
            <text:p>172.31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gcs-prd-hmg.eu-central2-prd-a:5301">
            <text:p>api.hmg.spa-gcs-prd-hmg.eu-central2-prd-a:5301</text:p>
          </table:table-cell>
          <table:table-cell office:value-type="string" office:string-value="10.81.20.169">
            <text:p>10.81.20.16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10">
            <text:p>api.hmg.vehicle-bluelink-prd-hmg.eu-central2-prd-a:3010</text:p>
          </table:table-cell>
          <table:table-cell office:value-type="string" office:string-value="10.81.20.170">
            <text:p>10.81.20.1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00">
            <text:p>api.hmg.vehicle-bluelink-prd-hmg.eu-central2-prd-a:3000</text:p>
          </table:table-cell>
          <table:table-cell office:value-type="string" office:string-value="10.81.20.170">
            <text:p>10.81.20.1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100">
            <text:p>api.hmg.vehicle-bluelink-prd-hmg.eu-central2-prd-a:3100</text:p>
          </table:table-cell>
          <table:table-cell office:value-type="string" office:string-value="10.81.20.170">
            <text:p>10.81.20.1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00">
            <text:p>api.hmg.vehicle-uvo-prd-hmg.eu-central2-prd-a:3000</text:p>
          </table:table-cell>
          <table:table-cell office:value-type="string" office:string-value="10.81.20.171">
            <text:p>10.81.20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200">
            <text:p>api.hmg.vehicle-uvo-prd-hmg.eu-central2-prd-a:3200</text:p>
          </table:table-cell>
          <table:table-cell office:value-type="string" office:string-value="10.81.20.171">
            <text:p>10.81.20.1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10">
            <text:p>api.hmg.vehicle-uvo-prd-hmg.eu-central2-prd-a:3010</text:p>
          </table:table-cell>
          <table:table-cell office:value-type="string" office:string-value="10.81.20.171">
            <text:p>10.81.20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00">
            <text:p>api.hmg.vehicle-gcs-prd-hmg.eu-central2-prd-a:3000</text:p>
          </table:table-cell>
          <table:table-cell office:value-type="string" office:string-value="10.81.20.172">
            <text:p>10.81.20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10">
            <text:p>api.hmg.vehicle-gcs-prd-hmg.eu-central2-prd-a:3010</text:p>
          </table:table-cell>
          <table:table-cell office:value-type="string" office:string-value="10.81.20.172">
            <text:p>10.81.20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300">
            <text:p>api.hmg.vehicle-gcs-prd-hmg.eu-central2-prd-a:3300</text:p>
          </table:table-cell>
          <table:table-cell office:value-type="string" office:string-value="10.81.20.172">
            <text:p>10.81.20.172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6300">
            <text:p>api.hc.hydeuaccountportalp.eu-central2-prd-a:6300</text:p>
          </table:table-cell>
          <table:table-cell office:value-type="string" office:string-value="172.31.64.58">
            <text:p>172.31.64.58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80">
            <text:p>api.hc.hydeuaccountportalp.eu-central2-prd-a:80</text:p>
          </table:table-cell>
          <table:table-cell office:value-type="string" office:string-value="172.31.64.58">
            <text:p>172.31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8080">
            <text:p>api.hc.kiaeuaccountportalp.eu-central2-prd-a:8080</text:p>
          </table:table-cell>
          <table:table-cell office:value-type="string" office:string-value="172.31.64.59">
            <text:p>172.31.64.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6400">
            <text:p>api.hc.kiaeuaccountportalp.eu-central2-prd-a:6400</text:p>
          </table:table-cell>
          <table:table-cell office:value-type="string" office:string-value="172.31.64.59">
            <text:p>172.31.64.59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8081">
            <text:p>api.hc.gcseuaccountportalp.eu-central2-prd-a:8081</text:p>
          </table:table-cell>
          <table:table-cell office:value-type="string" office:string-value="172.31.64.60">
            <text:p>172.31.64.6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6500">
            <text:p>api.hc.gcseuaccountportalp.eu-central2-prd-a:6500</text:p>
          </table:table-cell>
          <table:table-cell office:value-type="string" office:string-value="172.31.64.60">
            <text:p>172.31.64.60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0">
            <text:p>api.hc.ccsp-userlink-bluelink-eu-lb-prd.eu-central2-prd-a:7100</text:p>
          </table:table-cell>
          <table:table-cell office:value-type="string" office:string-value="172.31.64.61">
            <text:p>172.31.64.6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0">
            <text:p>api.hc.ccsp-userlink-uvo-eu-lb-prd.eu-central2-prd-a:7200</text:p>
          </table:table-cell>
          <table:table-cell office:value-type="string" office:string-value="172.31.64.62">
            <text:p>172.31.64.6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0">
            <text:p>api.hc.ccsp-userlink-gcs-eu-lb-prd.eu-central2-prd-a:7300</text:p>
          </table:table-cell>
          <table:table-cell office:value-type="string" office:string-value="172.31.64.63">
            <text:p>172.31.64.6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bluelink-eu-HMGlb-prd.eu-central2-prd-a:7100">
            <text:p>api.hmg.ccsp-userlink-bluelink-eu-HMGlb-prd.eu-central2-prd-a:7100</text:p>
          </table:table-cell>
          <table:table-cell office:value-type="string" office:string-value="10.81.20.173">
            <text:p>10.81.20.17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uvo-eu-HMGlb-prd.eu-central2-prd-a:7200">
            <text:p>api.hmg.ccsp-userlink-uvo-eu-HMGlb-prd.eu-central2-prd-a:7200</text:p>
          </table:table-cell>
          <table:table-cell office:value-type="string" office:string-value="10.81.20.174">
            <text:p>10.81.20.17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gcs-eu-HMGlb-prd.eu-central2-prd-a:7300">
            <text:p>api.hmg.ccsp-userlink-gcs-eu-HMGlb-prd.eu-central2-prd-a:7300</text:p>
          </table:table-cell>
          <table:table-cell office:value-type="string" office:string-value="10.81.20.175">
            <text:p>10.81.20.175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bluelink-eu-lb-prd.eu-central2-prd-a:5100">
            <text:p>api.hc.ccsp-calendar-bluelink-eu-lb-prd.eu-central2-prd-a:5100</text:p>
          </table:table-cell>
          <table:table-cell office:value-type="string" office:string-value="172.31.64.64">
            <text:p>172.31.64.64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gcs-eu-lb-prd.eu-central2-prd-a:5300">
            <text:p>api.hc.ccsp-calendar-gcs-eu-lb-prd.eu-central2-prd-a:5300</text:p>
          </table:table-cell>
          <table:table-cell office:value-type="string" office:string-value="172.31.64.65">
            <text:p>172.31.64.65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gcs-eu-HMGlb-prd.eu-central2-prd-a:5300">
            <text:p>api.hmg.ccsp-calendar-gcs-eu-HMGlb-prd.eu-central2-prd-a:5300</text:p>
          </table:table-cell>
          <table:table-cell office:value-type="string" office:string-value="10.81.20.178">
            <text:p>10.81.20.178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1">
            <text:p>api.hc.ccsp-cpw-bluelink-eu-lb-prd.eu-central2-prd-a:9091</text:p>
          </table:table-cell>
          <table:table-cell office:value-type="string" office:string-value="172.31.64.66">
            <text:p>172.31.64.66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12100">
            <text:p>api.hc.ccsp-cpw-bluelink-eu-lb-prd.eu-central2-prd-a:12100</text:p>
          </table:table-cell>
          <table:table-cell office:value-type="string" office:string-value="172.31.64.66">
            <text:p>172.31.64.66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4">
            <text:p>api.hc.ccsp-cpw-bluelink-eu-lb-prd.eu-central2-prd-a:9094</text:p>
          </table:table-cell>
          <table:table-cell office:value-type="string" office:string-value="172.31.64.66">
            <text:p>172.31.64.66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2">
            <text:p>api.hc.ccsp-cpw-uvo-eu-lb-prd.eu-central2-prd-a:9092</text:p>
          </table:table-cell>
          <table:table-cell office:value-type="string" office:string-value="172.31.64.67">
            <text:p>172.31.64.67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12200">
            <text:p>api.hc.ccsp-cpw-uvo-eu-lb-prd.eu-central2-prd-a:12200</text:p>
          </table:table-cell>
          <table:table-cell office:value-type="string" office:string-value="172.31.64.67">
            <text:p>172.31.64.67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5">
            <text:p>api.hc.ccsp-cpw-uvo-eu-lb-prd.eu-central2-prd-a:9095</text:p>
          </table:table-cell>
          <table:table-cell office:value-type="string" office:string-value="172.31.64.67">
            <text:p>172.31.64.67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3">
            <text:p>api.hc.ccsp-cpw-gcs-eu-lb-prd.eu-central2-prd-a:9093</text:p>
          </table:table-cell>
          <table:table-cell office:value-type="string" office:string-value="172.31.64.68">
            <text:p>172.31.64.68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12300">
            <text:p>api.hc.ccsp-cpw-gcs-eu-lb-prd.eu-central2-prd-a:12300</text:p>
          </table:table-cell>
          <table:table-cell office:value-type="string" office:string-value="172.31.64.68">
            <text:p>172.31.64.68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6">
            <text:p>api.hc.ccsp-cpw-gcs-eu-lb-prd.eu-central2-prd-a:9096</text:p>
          </table:table-cell>
          <table:table-cell office:value-type="string" office:string-value="172.31.64.68">
            <text:p>172.31.64.68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1">
            <text:p>api.hmg.ccsp-cpw-bluelink-eu-HMGlb-prd.eu-central2-prd-a:9091</text:p>
          </table:table-cell>
          <table:table-cell office:value-type="string" office:string-value="10.81.20.179">
            <text:p>10.81.20.179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4">
            <text:p>api.hmg.ccsp-cpw-bluelink-eu-HMGlb-prd.eu-central2-prd-a:9094</text:p>
          </table:table-cell>
          <table:table-cell office:value-type="string" office:string-value="10.81.20.179">
            <text:p>10.81.20.179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12100">
            <text:p>api.hmg.ccsp-cpw-bluelink-eu-HMGlb-prd.eu-central2-prd-a:12100</text:p>
          </table:table-cell>
          <table:table-cell office:value-type="string" office:string-value="10.81.20.179">
            <text:p>10.81.20.179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5">
            <text:p>api.hmg.ccsp-cpw-uvo-eu-HMGlb-prd.eu-central2-prd-a:9095</text:p>
          </table:table-cell>
          <table:table-cell office:value-type="string" office:string-value="10.81.20.180">
            <text:p>10.81.20.180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2">
            <text:p>api.hmg.ccsp-cpw-uvo-eu-HMGlb-prd.eu-central2-prd-a:9092</text:p>
          </table:table-cell>
          <table:table-cell office:value-type="string" office:string-value="10.81.20.180">
            <text:p>10.81.20.18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12200">
            <text:p>api.hmg.ccsp-cpw-uvo-eu-HMGlb-prd.eu-central2-prd-a:12200</text:p>
          </table:table-cell>
          <table:table-cell office:value-type="string" office:string-value="10.81.20.180">
            <text:p>10.81.20.180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12300">
            <text:p>api.hmg.ccsp-cpw-gcs-eu-HMGlb-prd.eu-central2-prd-a:12300</text:p>
          </table:table-cell>
          <table:table-cell office:value-type="string" office:string-value="10.81.20.181">
            <text:p>10.81.20.18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3">
            <text:p>api.hmg.ccsp-cpw-gcs-eu-HMGlb-prd.eu-central2-prd-a:9093</text:p>
          </table:table-cell>
          <table:table-cell office:value-type="string" office:string-value="10.81.20.181">
            <text:p>10.81.20.18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6">
            <text:p>api.hmg.ccsp-cpw-gcs-eu-HMGlb-prd.eu-central2-prd-a:9096</text:p>
          </table:table-cell>
          <table:table-cell office:value-type="string" office:string-value="10.81.20.181">
            <text:p>10.81.20.18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10">
            <text:p>api.hc.vehicle-gcs-prd.eu-central2-prd-a:3010</text:p>
          </table:table-cell>
          <table:table-cell office:value-type="string" office:string-value="172.31.64.69">
            <text:p>172.31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300">
            <text:p>api.hc.vehicle-gcs-prd.eu-central2-prd-a:3300</text:p>
          </table:table-cell>
          <table:table-cell office:value-type="string" office:string-value="172.31.64.69">
            <text:p>172.31.64.6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00">
            <text:p>api.hc.vehicle-gcs-prd.eu-central2-prd-a:3000</text:p>
          </table:table-cell>
          <table:table-cell office:value-type="string" office:string-value="172.31.64.69">
            <text:p>172.31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00">
            <text:p>api.hc.vehicle-bluelink-prd.eu-central2-prd-a:3000</text:p>
          </table:table-cell>
          <table:table-cell office:value-type="string" office:string-value="172.31.64.70">
            <text:p>172.31.64.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10">
            <text:p>api.hc.vehicle-bluelink-prd.eu-central2-prd-a:3010</text:p>
          </table:table-cell>
          <table:table-cell office:value-type="string" office:string-value="172.31.64.70">
            <text:p>172.31.64.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100">
            <text:p>api.hc.vehicle-bluelink-prd.eu-central2-prd-a:3100</text:p>
          </table:table-cell>
          <table:table-cell office:value-type="string" office:string-value="172.31.64.70">
            <text:p>172.31.64.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bluelink-eu-HMGlb-prd.eu-central2-prd-a:5100">
            <text:p>api.hmg.ccsp-calendar-bluelink-eu-HMGlb-prd.eu-central2-prd-a:5100</text:p>
          </table:table-cell>
          <table:table-cell office:value-type="string" office:string-value="10.81.20.176">
            <text:p>10.81.20.17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0">
            <text:p>api.hc.ccseuvcrmp-lb.eu-central2-prd-a:8090</text:p>
          </table:table-cell>
          <table:table-cell office:value-type="string" office:string-value="172.31.64.71">
            <text:p>172.31.64.7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1">
            <text:p>api.hc.ccseuvcrmp-lb.eu-central2-prd-a:8091</text:p>
          </table:table-cell>
          <table:table-cell office:value-type="string" office:string-value="172.31.64.71">
            <text:p>172.31.64.71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200">
            <text:p>api.hc.vehicle-uvo-prd.eu-central2-prd-a:3200</text:p>
          </table:table-cell>
          <table:table-cell office:value-type="string" office:string-value="172.31.64.72">
            <text:p>172.31.64.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uvo-eu-HMGlb-prd.eu-central2-prd-a:5200">
            <text:p>api.hmg.ccsp-calendar-uvo-eu-HMGlb-prd.eu-central2-prd-a:5200</text:p>
          </table:table-cell>
          <table:table-cell office:value-type="string" office:string-value="10.81.20.177">
            <text:p>10.81.20.17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1">
            <text:p>api.hc.kcseuvcrmp-lb.eu-central2-prd-a:8091</text:p>
          </table:table-cell>
          <table:table-cell office:value-type="string" office:string-value="172.31.64.73">
            <text:p>172.31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0">
            <text:p>api.hc.kcseuvcrmp-lb.eu-central2-prd-a:8090</text:p>
          </table:table-cell>
          <table:table-cell office:value-type="string" office:string-value="172.31.64.73">
            <text:p>172.31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hyd-prd.eu-central2-prd-a:8089">
            <text:p>api.hc.tomtomlb-hyd-prd.eu-central2-prd-a:8089</text:p>
          </table:table-cell>
          <table:table-cell office:value-type="string" office:string-value="172.31.64.75">
            <text:p>172.31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hyd-prd-hmg.eu-central2-prd-a:8089">
            <text:p>api.hmg.tomtomlb-hyd-prd-hmg.eu-central2-prd-a:8089</text:p>
          </table:table-cell>
          <table:table-cell office:value-type="string" office:string-value="10.81.20.182">
            <text:p>10.81.20.18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kia-prd.eu-central2-prd-a:8089">
            <text:p>api.hc.tomtomlb-kia-prd.eu-central2-prd-a:8089</text:p>
          </table:table-cell>
          <table:table-cell office:value-type="string" office:string-value="172.31.64.27">
            <text:p>172.31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kia-prd-hmg.eu-central2-prd-a:8089">
            <text:p>api.hmg.tomtomlb-kia-prd-hmg.eu-central2-prd-a:8089</text:p>
          </table:table-cell>
          <table:table-cell office:value-type="string" office:string-value="10.81.20.154">
            <text:p>10.81.20.15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uvo-eu-lb-prd.eu-central2-prd-a:13000">
            <text:p>api.hc.kms-proxy-uvo-eu-lb-prd.eu-central2-prd-a:13000</text:p>
          </table:table-cell>
          <table:table-cell office:value-type="string" office:string-value="172.31.64.79">
            <text:p>172.31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gcs-eu-lb-prd.eu-central2-prd-a:13000">
            <text:p>api.hc.kms-proxy-gcs-eu-lb-prd.eu-central2-prd-a:13000</text:p>
          </table:table-cell>
          <table:table-cell office:value-type="string" office:string-value="172.31.64.80">
            <text:p>172.31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bluelink-eu-lb-prd.eu-central2-prd-a:13000">
            <text:p>api.hc.kms-proxy-bluelink-eu-lb-prd.eu-central2-prd-a:13000</text:p>
          </table:table-cell>
          <table:table-cell office:value-type="string" office:string-value="172.31.64.81">
            <text:p>172.31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uvo-eu-lb-prd.eu-central2-prd-a:11000">
            <text:p>api.hc.tms-proxy-uvo-eu-lb-prd.eu-central2-prd-a:11000</text:p>
          </table:table-cell>
          <table:table-cell office:value-type="string" office:string-value="172.31.64.82">
            <text:p>172.31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gcs-eu-lb-prd.eu-central2-prd-a:11000">
            <text:p>api.hc.tms-proxy-gcs-eu-lb-prd.eu-central2-prd-a:11000</text:p>
          </table:table-cell>
          <table:table-cell office:value-type="string" office:string-value="172.31.64.83">
            <text:p>172.31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bluelink-eu-lb-prd.eu-central2-prd-a:11000">
            <text:p>api.hc.tms-proxy-bluelink-eu-lb-prd.eu-central2-prd-a:11000</text:p>
          </table:table-cell>
          <table:table-cell office:value-type="string" office:string-value="172.31.64.84">
            <text:p>172.31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hyundai-prd.eu-central2-prd-a:8080">
            <text:p>api.pub.apigw-eu-lb-hyundai-prd.eu-central2-prd-a:8080</text:p>
          </table:table-cell>
          <table:table-cell office:value-type="string" office:string-value="103.187.35.235">
            <text:p>103.187.35.235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kia-prd.eu-central2-prd-a:8080">
            <text:p>api.pub.apigw-eu-lb-kia-prd.eu-central2-prd-a:8080</text:p>
          </table:table-cell>
          <table:table-cell office:value-type="string" office:string-value="103.187.35.236">
            <text:p>103.187.35.236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genesis-prd.eu-central2-prd-a:443">
            <text:p>api.pub.apigw-eu-lb-genesis-prd.eu-central2-prd-a:443</text:p>
          </table:table-cell>
          <table:table-cell office:value-type="string" office:string-value="103.187.35.237">
            <text:p>103.187.35.2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1">
            <text:p>api.hmg.ccseulms-lb-stg.eu-central2-prd-a:8081</text:p>
          </table:table-cell>
          <table:table-cell office:value-type="string" office:string-value="10.81.20.183">
            <text:p>10.81.20.183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2">
            <text:p>api.hmg.ccseulms-lb-stg.eu-central2-prd-a:8082</text:p>
          </table:table-cell>
          <table:table-cell office:value-type="string" office:string-value="10.81.20.183">
            <text:p>10.81.20.183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1">
            <text:p>api.hmg.ccseulms-lb-stg.eu-central2-prd-a:5601</text:p>
          </table:table-cell>
          <table:table-cell office:value-type="string" office:string-value="10.81.20.183">
            <text:p>10.81.20.183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0">
            <text:p>api.hmg.ccseulms-lb-stg.eu-central2-prd-a:8080</text:p>
          </table:table-cell>
          <table:table-cell office:value-type="string" office:string-value="10.81.20.183">
            <text:p>10.81.20.18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genesis.eu-central2-prd-a:80">
            <text:p>api.hc.dkc-prd-k8s-genesis.eu-central2-prd-a:80</text:p>
          </table:table-cell>
          <table:table-cell office:value-type="string" office:string-value="172.31.64.36">
            <text:p>172.31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hyundai.eu-central2-prd-a:80">
            <text:p>api.hc.dkc-prd-k8s-hyundai.eu-central2-prd-a:80</text:p>
          </table:table-cell>
          <table:table-cell office:value-type="string" office:string-value="172.31.64.37">
            <text:p>172.31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kia.eu-central2-prd-a:80">
            <text:p>api.hc.dkc-prd-k8s-kia.eu-central2-prd-a:80</text:p>
          </table:table-cell>
          <table:table-cell office:value-type="string" office:string-value="172.31.64.33">
            <text:p>172.31.64.3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gen.eu-central2-prd-a:80">
            <text:p>api.hmg.dkceuglgw-gen.eu-central2-prd-a:80</text:p>
          </table:table-cell>
          <table:table-cell office:value-type="string" office:string-value="10.81.20.187">
            <text:p>10.81.20.18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hyd.eu-central2-prd-a:80">
            <text:p>api.hmg.dkceuglgw-hyd.eu-central2-prd-a:80</text:p>
          </table:table-cell>
          <table:table-cell office:value-type="string" office:string-value="10.81.20.188">
            <text:p>10.81.20.18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kia.eu-central2-prd-a:80">
            <text:p>api.hmg.dkceuglgw-kia.eu-central2-prd-a:80</text:p>
          </table:table-cell>
          <table:table-cell office:value-type="string" office:string-value="10.81.20.189">
            <text:p>10.81.20.18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1">
            <text:p>gui.hmg.ccsnoti-k.eu-central2-prd-a:7201</text:p>
          </table:table-cell>
          <table:table-cell office:value-type="string" office:string-value="10.81.20.143">
            <text:p>10.81.20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2">
            <text:p>gui.hmg.ccsnoti-k.eu-central2-prd-a:7102</text:p>
          </table:table-cell>
          <table:table-cell office:value-type="string" office:string-value="10.81.20.143">
            <text:p>10.81.20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3">
            <text:p>gui.hmg.ccsnoti-k.eu-central2-prd-a:7103</text:p>
          </table:table-cell>
          <table:table-cell office:value-type="string" office:string-value="10.81.20.143">
            <text:p>10.81.20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4">
            <text:p>gui.hmg.ccsnoti-k.eu-central2-prd-a:7104</text:p>
          </table:table-cell>
          <table:table-cell office:value-type="string" office:string-value="10.81.20.143">
            <text:p>10.81.20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1">
            <text:p>gui.hmg.ccsnoti-k.eu-central2-prd-a:7301</text:p>
          </table:table-cell>
          <table:table-cell office:value-type="string" office:string-value="10.81.20.143">
            <text:p>10.81.20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2">
            <text:p>gui.hmg.ccsnoti-k.eu-central2-prd-a:7302</text:p>
          </table:table-cell>
          <table:table-cell office:value-type="string" office:string-value="10.81.20.143">
            <text:p>10.81.20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3">
            <text:p>gui.hmg.ccsnoti-k.eu-central2-prd-a:7303</text:p>
          </table:table-cell>
          <table:table-cell office:value-type="string" office:string-value="10.81.20.143">
            <text:p>10.81.20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4">
            <text:p>gui.hmg.ccsnoti-k.eu-central2-prd-a:7304</text:p>
          </table:table-cell>
          <table:table-cell office:value-type="string" office:string-value="10.81.20.143">
            <text:p>10.81.20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0">
            <text:p>gui.hmg.ccs2-eu-genesis-prd-svchub-node-export.eu-central2-prd-a:30000</text:p>
          </table:table-cell>
          <table:table-cell office:value-type="string" office:string-value="10.81.20.145">
            <text:p>10.81.20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1">
            <text:p>gui.hmg.ccs2-eu-genesis-prd-svchub-node-export.eu-central2-prd-a:30001</text:p>
          </table:table-cell>
          <table:table-cell office:value-type="string" office:string-value="10.81.20.145">
            <text:p>10.81.20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0">
            <text:p>gui.hmg.ccs2-eu-genesis-prd-svchub-node-export.eu-central2-prd-a:31000</text:p>
          </table:table-cell>
          <table:table-cell office:value-type="string" office:string-value="10.81.20.145">
            <text:p>10.81.20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1">
            <text:p>gui.hmg.ccs2-eu-genesis-prd-svchub-node-export.eu-central2-prd-a:31001</text:p>
          </table:table-cell>
          <table:table-cell office:value-type="string" office:string-value="10.81.20.145">
            <text:p>10.81.20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0">
            <text:p>gui.hmg.ccs2-eu-genesis-prd-svchub-node-export.eu-central2-prd-a:32000</text:p>
          </table:table-cell>
          <table:table-cell office:value-type="string" office:string-value="10.81.20.145">
            <text:p>10.81.20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1">
            <text:p>gui.hmg.ccs2-eu-genesis-prd-svchub-node-export.eu-central2-prd-a:32001</text:p>
          </table:table-cell>
          <table:table-cell office:value-type="string" office:string-value="10.81.20.145">
            <text:p>10.81.20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17">
            <text:p>gui.hmg.ccs2-eu-genesis-prd-svchub-node-export.eu-central2-prd-a:30017</text:p>
          </table:table-cell>
          <table:table-cell office:value-type="string" office:string-value="10.81.20.145">
            <text:p>10.81.20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2">
            <text:p>gui.hmg.ccs2-eu-genesis-prd-svchub-node-export.eu-central2-prd-a:31002</text:p>
          </table:table-cell>
          <table:table-cell office:value-type="string" office:string-value="10.81.20.145">
            <text:p>10.81.20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3">
            <text:p>gui.hmg.ccs2-eu-genesis-prd-svchub-node-export.eu-central2-prd-a:31003</text:p>
          </table:table-cell>
          <table:table-cell office:value-type="string" office:string-value="10.81.20.145">
            <text:p>10.81.20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99">
            <text:p>gui.hmg.ccs2-eu-genesis-prd-svchub-node-export.eu-central2-prd-a:31099</text:p>
          </table:table-cell>
          <table:table-cell office:value-type="string" office:string-value="10.81.20.145">
            <text:p>10.81.20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44">
            <text:p>api.hmg.EUEAI-ccseudbp.eu-central2-prd-a:5444</text:p>
          </table:table-cell>
          <table:table-cell office:value-type="string" office:string-value="10.81.21.6">
            <text:p>10.81.21.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44">
            <text:p>api.hmg.EUEAI-kcseudbp.eu-central2-prd-a:5444</text:p>
          </table:table-cell>
          <table:table-cell office:value-type="string" office:string-value="10.81.21.7">
            <text:p>10.81.21.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hplcdbp.eu-central2-prd-a:1521">
            <text:p>api.hmg.EUEAI-ccseudkc2hplcdbp.eu-central2-prd-a:1521</text:p>
          </table:table-cell>
          <table:table-cell office:value-type="string" office:string-value="10.81.21.8">
            <text:p>10.81.21.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kplcdbp.eu-central2-prd-a:1521">
            <text:p>api.hmg.EUEAI-ccseudkc2kplcdbp.eu-central2-prd-a:1521</text:p>
          </table:table-cell>
          <table:table-cell office:value-type="string" office:string-value="10.81.21.9">
            <text:p>10.81.21.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gcseudkc2gplcdbp.eu-central2-prd-a:1521">
            <text:p>api.hmg.EUEAI-gcseudkc2gplcdbp.eu-central2-prd-a:1521</text:p>
          </table:table-cell>
          <table:table-cell office:value-type="string" office:string-value="10.81.21.10">
            <text:p>10.81.21.1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0">
            <text:p>api.hmg.ccseu-uptime-batch-lb-p02.eu-central2-prd-a:7080</text:p>
          </table:table-cell>
          <table:table-cell office:value-type="string" office:string-value="10.81.21.21">
            <text:p>10.81.21.21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1">
            <text:p>api.hmg.ccseu-uptime-batch-lb-p02.eu-central2-prd-a:7081</text:p>
          </table:table-cell>
          <table:table-cell office:value-type="string" office:string-value="10.81.21.21">
            <text:p>10.81.21.21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consumer-lb-p02.eu-central2-prd-a:7081">
            <text:p>api.hmg.ccseu-uptime-consumer-lb-p02.eu-central2-prd-a:7081</text:p>
          </table:table-cell>
          <table:table-cell office:value-type="string" office:string-value="10.81.21.22">
            <text:p>10.81.21.22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10">
            <text:p>api.pub.ccseu-vms-sbs-lb-p02.eu-central2-prd-a:8010</text:p>
          </table:table-cell>
          <table:table-cell office:value-type="string" office:string-value="103.187.35.177">
            <text:p>103.187.35.17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08">
            <text:p>api.pub.ccseu-vms-sbs-lb-p02.eu-central2-prd-a:8008</text:p>
          </table:table-cell>
          <table:table-cell office:value-type="string" office:string-value="103.187.35.177">
            <text:p>103.187.35.177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80">
            <text:p>api.hc.gcseuAccountPrd.eu-central2-prd-a:80</text:p>
          </table:table-cell>
          <table:table-cell office:value-type="string" office:string-value="172.31.64.21">
            <text:p>172.31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telecom-b.eu-central2-prd-a:31099">
            <text:p>api.pub.ccs2-eu-hyundai-prd-telecom-b.eu-central2-prd-a:31099</text:p>
          </table:table-cell>
          <table:table-cell office:value-type="string" office:string-value="103.187.35.179">
            <text:p>103.187.35.179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099">
            <text:p>api.pub.ccs2-eu-kia-prd-telecom-b.eu-central2-prd-a:31099</text:p>
          </table:table-cell>
          <table:table-cell office:value-type="string" office:string-value="103.187.35.180">
            <text:p>103.187.35.18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dynatrace-lb-prd.eu-central2-prd-a:443">
            <text:p>api.hmg.ccseudynatrace-lb-prd.eu-central2-prd-a:443</text:p>
          </table:table-cell>
          <table:table-cell office:value-type="string" office:string-value="10.81.21.23">
            <text:p>10.81.21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10">
            <text:p>api.pub.ccs2-eu-hyundai-prd-igw-b.eu-central2-prd-a:30010</text:p>
          </table:table-cell>
          <table:table-cell office:value-type="string" office:string-value="103.187.35.181">
            <text:p>103.187.35.18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8003">
            <text:p>api.pub.ccs2-eu-hyundai-prd-igw-b.eu-central2-prd-a:8003</text:p>
          </table:table-cell>
          <table:table-cell office:value-type="string" office:string-value="103.187.35.181">
            <text:p>103.187.35.18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20">
            <text:p>api.pub.ccs2-eu-hyundai-prd-igw-b.eu-central2-prd-a:30020</text:p>
          </table:table-cell>
          <table:table-cell office:value-type="string" office:string-value="103.187.35.181">
            <text:p>103.187.35.18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8003">
            <text:p>api.pub.ccs2-eu-kia-prd-igw-b.eu-central2-prd-a:8003</text:p>
          </table:table-cell>
          <table:table-cell office:value-type="string" office:string-value="103.187.35.182">
            <text:p>103.187.35.182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10">
            <text:p>api.pub.ccs2-eu-kia-prd-igw-b.eu-central2-prd-a:30010</text:p>
          </table:table-cell>
          <table:table-cell office:value-type="string" office:string-value="103.187.35.182">
            <text:p>103.187.35.182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20">
            <text:p>api.pub.ccs2-eu-kia-prd-igw-b.eu-central2-prd-a:30020</text:p>
          </table:table-cell>
          <table:table-cell office:value-type="string" office:string-value="103.187.35.182">
            <text:p>103.187.35.182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10">
            <text:p>api.pub.ccs2-eu-hyundai-prd-egw-b.eu-central2-prd-a:31010</text:p>
          </table:table-cell>
          <table:table-cell office:value-type="string" office:string-value="103.187.35.183">
            <text:p>103.187.35.183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20">
            <text:p>api.pub.ccs2-eu-hyundai-prd-egw-b.eu-central2-prd-a:31020</text:p>
          </table:table-cell>
          <table:table-cell office:value-type="string" office:string-value="103.187.35.183">
            <text:p>103.187.35.183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10">
            <text:p>api.pub.ccs2-eu-kia-prd-egw-b.eu-central2-prd-a:31010</text:p>
          </table:table-cell>
          <table:table-cell office:value-type="string" office:string-value="103.187.35.184">
            <text:p>103.187.35.18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20">
            <text:p>api.pub.ccs2-eu-kia-prd-egw-b.eu-central2-prd-a:31020</text:p>
          </table:table-cell>
          <table:table-cell office:value-type="string" office:string-value="103.187.35.184">
            <text:p>103.187.35.18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20">
            <text:p>api.hmg.ccs2-eu-hyundai-prd-silb-b.eu-central2-prd-a:32020</text:p>
          </table:table-cell>
          <table:table-cell office:value-type="string" office:string-value="10.81.21.24">
            <text:p>10.81.21.24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8003">
            <text:p>api.hmg.ccs2-eu-hyundai-prd-silb-b.eu-central2-prd-a:8003</text:p>
          </table:table-cell>
          <table:table-cell office:value-type="string" office:string-value="10.81.21.24">
            <text:p>10.81.21.2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10">
            <text:p>api.hmg.ccs2-eu-hyundai-prd-silb-b.eu-central2-prd-a:32010</text:p>
          </table:table-cell>
          <table:table-cell office:value-type="string" office:string-value="10.81.21.24">
            <text:p>10.81.21.24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10">
            <text:p>api.hmg.ccs2-eu-kia-prd-silb-b.eu-central2-prd-a:32010</text:p>
          </table:table-cell>
          <table:table-cell office:value-type="string" office:string-value="10.81.21.25">
            <text:p>10.81.21.2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8003">
            <text:p>api.hmg.ccs2-eu-kia-prd-silb-b.eu-central2-prd-a:8003</text:p>
          </table:table-cell>
          <table:table-cell office:value-type="string" office:string-value="10.81.21.25">
            <text:p>10.81.21.2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20">
            <text:p>api.hmg.ccs2-eu-kia-prd-silb-b.eu-central2-prd-a:32020</text:p>
          </table:table-cell>
          <table:table-cell office:value-type="string" office:string-value="10.81.21.25">
            <text:p>10.81.21.2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info-bastion.eu-central2-prd-a:18017">
            <text:p>gui.hmg.info-bastion.eu-central2-prd-a:18017</text:p>
          </table:table-cell>
          <table:table-cell office:value-type="string" office:string-value="10.81.20.139">
            <text:p>10.81.20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web-lb-p02.eu-central2-prd-a:80">
            <text:p>api.hmg.ccseu-uptime-web-lb-p02.eu-central2-prd-a:80</text:p>
          </table:table-cell>
          <table:table-cell office:value-type="string" office:string-value="10.81.21.26">
            <text:p>10.81.21.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8000">
            <text:p>gui.hmg.vdspkafkabroker.eu-central2-prd-a:8000</text:p>
          </table:table-cell>
          <table:table-cell office:value-type="string" office:string-value="10.81.20.138">
            <text:p>10.81.20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uptime-web-lb-p02.eu-central2-prd-a:443">
            <text:p>gui.hmg.ccseu-uptime-web-lb-p02.eu-central2-prd-a:443</text:p>
          </table:table-cell>
          <table:table-cell office:value-type="string" office:string-value="10.81.21.26">
            <text:p>10.81.21.2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8.eu-central-2-prd.hcloud.53:30001">
            <text:p>gui.hmg.euddp91dn008.eu-central-2-prd.hcloud.53:30001</text:p>
          </table:table-cell>
          <table:table-cell office:value-type="string" office:string-value="10.81.21.27">
            <text:p>10.81.21.27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9.eu-central-2-prd.hcloud.53:30002">
            <text:p>gui.hmg.euddp91dn009.eu-central-2-prd.hcloud.53:30002</text:p>
          </table:table-cell>
          <table:table-cell office:value-type="string" office:string-value="10.81.21.27">
            <text:p>10.81.21.27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7.eu-central-2-prd.hcloud.53:30003">
            <text:p>gui.hmg.euddp91dn007.eu-central-2-prd.hcloud.53:30003</text:p>
          </table:table-cell>
          <table:table-cell office:value-type="string" office:string-value="10.81.21.27">
            <text:p>10.81.21.27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6.eu-central-2-prd.hcloud.53:30004">
            <text:p>gui.hmg.euddp91dn006.eu-central-2-prd.hcloud.53:30004</text:p>
          </table:table-cell>
          <table:table-cell office:value-type="string" office:string-value="10.81.21.27">
            <text:p>10.81.21.27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5.eu-central-2-prd.hcloud.53:30005">
            <text:p>gui.hmg.euddp91dn005.eu-central-2-prd.hcloud.53:30005</text:p>
          </table:table-cell>
          <table:table-cell office:value-type="string" office:string-value="10.81.21.27">
            <text:p>10.81.21.27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3.eu-central-2-prd.hcloud.53:30006">
            <text:p>gui.hmg.euddp91dn003.eu-central-2-prd.hcloud.53:30006</text:p>
          </table:table-cell>
          <table:table-cell office:value-type="string" office:string-value="10.81.21.27">
            <text:p>10.81.21.27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4.eu-central-2-prd.hcloud.53:30007">
            <text:p>gui.hmg.euddp91dn004.eu-central-2-prd.hcloud.53:30007</text:p>
          </table:table-cell>
          <table:table-cell office:value-type="string" office:string-value="10.81.21.27">
            <text:p>10.81.21.27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2.eu-central-2-prd.hcloud.53:30008">
            <text:p>gui.hmg.euddp91dn002.eu-central-2-prd.hcloud.53:30008</text:p>
          </table:table-cell>
          <table:table-cell office:value-type="string" office:string-value="10.81.21.27">
            <text:p>10.81.21.27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1.eu-central-2-prd.hcloud.53:30009">
            <text:p>gui.hmg.euddp91dn001.eu-central-2-prd.hcloud.53:30009</text:p>
          </table:table-cell>
          <table:table-cell office:value-type="string" office:string-value="10.81.21.27">
            <text:p>10.81.21.27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2.eu-central-2-prd.hcloud.53:30010">
            <text:p>gui.hmg.euddp91gn002.eu-central-2-prd.hcloud.53:30010</text:p>
          </table:table-cell>
          <table:table-cell office:value-type="string" office:string-value="10.81.21.27">
            <text:p>10.81.21.27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1.eu-central-2-prd.hcloud.53:30011">
            <text:p>gui.hmg.euddp91gn001.eu-central-2-prd.hcloud.53:30011</text:p>
          </table:table-cell>
          <table:table-cell office:value-type="string" office:string-value="10.81.21.27">
            <text:p>10.81.21.27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2.eu-central-2-prd.hcloud.53:30012">
            <text:p>gui.hmg.euddp91nn002.eu-central-2-prd.hcloud.53:30012</text:p>
          </table:table-cell>
          <table:table-cell office:value-type="string" office:string-value="10.81.21.27">
            <text:p>10.81.21.27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1.eu-central-2-prd.hcloud.53:30013">
            <text:p>gui.hmg.euddp91nn001.eu-central-2-prd.hcloud.53:30013</text:p>
          </table:table-cell>
          <table:table-cell office:value-type="string" office:string-value="10.81.21.27">
            <text:p>10.81.21.27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3.eu-central-2-prd.hcloud.53:30014">
            <text:p>gui.hmg.euddp91mn003.eu-central-2-prd.hcloud.53:30014</text:p>
          </table:table-cell>
          <table:table-cell office:value-type="string" office:string-value="10.81.21.27">
            <text:p>10.81.21.27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2.eu-central-2-prd.hcloud.53:30015">
            <text:p>gui.hmg.euddp91mn002.eu-central-2-prd.hcloud.53:30015</text:p>
          </table:table-cell>
          <table:table-cell office:value-type="string" office:string-value="10.81.21.27">
            <text:p>10.81.21.27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1.eu-central-2-prd.hcloud.53:30016">
            <text:p>gui.hmg.euddp91mn001.eu-central-2-prd.hcloud.53:30016</text:p>
          </table:table-cell>
          <table:table-cell office:value-type="string" office:string-value="10.81.21.27">
            <text:p>10.81.21.27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cn001.eu-central-2-prd.hcloud.53:30017">
            <text:p>gui.hmg.euddp91cn001.eu-central-2-prd.hcloud.53:30017</text:p>
          </table:table-cell>
          <table:table-cell office:value-type="string" office:string-value="10.81.21.27">
            <text:p>10.81.21.27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6.eu-central-2-prd.hcloud.53:30018">
            <text:p>gui.hmg.eudcp90nf006.eu-central-2-prd.hcloud.53:30018</text:p>
          </table:table-cell>
          <table:table-cell office:value-type="string" office:string-value="10.81.21.27">
            <text:p>10.81.21.27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5.eu-central-2-prd.hcloud.53:30019">
            <text:p>gui.hmg.eudcp90nf005.eu-central-2-prd.hcloud.53:30019</text:p>
          </table:table-cell>
          <table:table-cell office:value-type="string" office:string-value="10.81.21.27">
            <text:p>10.81.21.27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4.eu-central-2-prd.hcloud.53:30020">
            <text:p>gui.hmg.eudcp90nf004.eu-central-2-prd.hcloud.53:30020</text:p>
          </table:table-cell>
          <table:table-cell office:value-type="string" office:string-value="10.81.21.27">
            <text:p>10.81.21.27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1.eu-central-2-prd.hcloud.53:30021">
            <text:p>gui.hmg.eudcp90nf001.eu-central-2-prd.hcloud.53:30021</text:p>
          </table:table-cell>
          <table:table-cell office:value-type="string" office:string-value="10.81.21.27">
            <text:p>10.81.21.27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3.eu-central-2-prd.hcloud.53:30022">
            <text:p>gui.hmg.eudcp90nf003.eu-central-2-prd.hcloud.53:30022</text:p>
          </table:table-cell>
          <table:table-cell office:value-type="string" office:string-value="10.81.21.27">
            <text:p>10.81.21.27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2.eu-central-2-prd.hcloud.53:30023">
            <text:p>gui.hmg.eudcp90nf002.eu-central-2-prd.hcloud.53:30023</text:p>
          </table:table-cell>
          <table:table-cell office:value-type="string" office:string-value="10.81.21.27">
            <text:p>10.81.21.27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fleet-waf.eu-central2-prd-a:443">
            <text:p>gui.pub.fleet-waf.eu-central2-prd-a:443</text:p>
          </table:table-cell>
          <table:table-cell office:value-type="string" office:string-value="103.187.35.132">
            <text:p>103.187.35.1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10">
            <text:p>api.hc.vehicle-uvo-prd.eu-central2-prd-a:3010</text:p>
          </table:table-cell>
          <table:table-cell office:value-type="string" office:string-value="172.31.64.72">
            <text:p>172.31.64.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00">
            <text:p>api.hc.vehicle-uvo-prd.eu-central2-prd-a:3000</text:p>
          </table:table-cell>
          <table:table-cell office:value-type="string" office:string-value="172.31.64.72">
            <text:p>172.31.64.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080">
            <text:p>gui.hmg.ccs-sre-apm-prd-central-2.prd.h53-prd-a:8080</text:p>
          </table:table-cell>
          <table:table-cell office:value-type="string" office:string-value="10.81.21.30">
            <text:p>10.81.21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bastion.eu-central2-prd-a:18011">
            <text:p>gui.hmg.ccs-sre-bastion.eu-central2-prd-a:18011</text:p>
          </table:table-cell>
          <table:table-cell office:value-type="string" office:string-value="10.81.20.139">
            <text:p>10.81.20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ttsEnginePrd.eu-central2-prd-a:8080">
            <text:p>gui.hmg.ttsEnginePrd.eu-central2-prd-a:8080</text:p>
          </table:table-cell>
          <table:table-cell office:value-type="string" office:string-value="10.81.20.147">
            <text:p>10.81.20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exliscore-public-lb-prd.eu-central2-prd-a:8090">
            <text:p>api.pub.ccseuexliscore-public-lb-prd.eu-central2-prd-a:8090</text:p>
          </table:table-cell>
          <table:table-cell office:value-type="string" office:string-value="103.187.35.188">
            <text:p>103.187.35.18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liscore-hmglb-prd.eu-central2-prd-a:18078">
            <text:p>api.hmg.kcseuliscore-hmglb-prd.eu-central2-prd-a:18078</text:p>
          </table:table-cell>
          <table:table-cell office:value-type="string" office:string-value="10.81.21.29">
            <text:p>10.81.21.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exliscore-public-lb-prd.eu-central2-prd-a:8090">
            <text:p>api.pub.kcseuexliscore-public-lb-prd.eu-central2-prd-a:8090</text:p>
          </table:table-cell>
          <table:table-cell office:value-type="string" office:string-value="103.187.35.189">
            <text:p>103.187.35.18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liscore-hmglb-prd.eu-central2-prd-a:18078">
            <text:p>api.hmg.gcseuliscore-hmglb-prd.eu-central2-prd-a:18078</text:p>
          </table:table-cell>
          <table:table-cell office:value-type="string" office:string-value="10.81.21.31">
            <text:p>10.81.21.3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exliscore-public-lb-prd.eu-central2-prd-a:8090">
            <text:p>api.pub.gcseuexliscore-public-lb-prd.eu-central2-prd-a:8090</text:p>
          </table:table-cell>
          <table:table-cell office:value-type="string" office:string-value="103.187.35.190">
            <text:p>103.187.35.19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g-hmg-prd.eu-central2-prd-a:13000">
            <text:p>api.hmg.kms-proxy-g-hmg-prd.eu-central2-prd-a:13000</text:p>
          </table:table-cell>
          <table:table-cell office:value-type="string" office:string-value="10.81.20.128">
            <text:p>10.81.20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h-hmg-prd.eu-central2-prd-a:13000">
            <text:p>api.hmg.kms-proxy-h-hmg-prd.eu-central2-prd-a:13000</text:p>
          </table:table-cell>
          <table:table-cell office:value-type="string" office:string-value="10.81.20.191">
            <text:p>10.81.20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k-hmg-prd.eu-central2-prd-a:13000">
            <text:p>api.hmg.kms-proxy-k-hmg-prd.eu-central2-prd-a:13000</text:p>
          </table:table-cell>
          <table:table-cell office:value-type="string" office:string-value="10.81.21.32">
            <text:p>10.81.21.3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iscore-hmglb-prd.eu-central2-prd-a:18078">
            <text:p>api.hmg.ccseuliscore-hmglb-prd.eu-central2-prd-a:18078</text:p>
          </table:table-cell>
          <table:table-cell office:value-type="string" office:string-value="10.81.21.28">
            <text:p>10.81.21.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euftp-lb-prd.eu-central2-stg-a:22">
            <text:p>gui.pub.ccseuftp-lb-prd.eu-central2-stg-a:22</text:p>
          </table:table-cell>
          <table:table-cell office:value-type="string" office:string-value="103.187.35.133">
            <text:p>103.187.35.133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s-prd-lb.eu-central2-prd-a:9200">
            <text:p>api.hmg.es-prd-lb.eu-central2-prd-a:9200</text:p>
          </table:table-cell>
          <table:table-cell office:value-type="string" office:string-value="10.81.21.33">
            <text:p>10.81.21.33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bana-prd-lb.eu-central2-prd-a:5601">
            <text:p>api.hmg.kibana-prd-lb.eu-central2-prd-a:5601</text:p>
          </table:table-cell>
          <table:table-cell office:value-type="string" office:string-value="10.81.21.34">
            <text:p>10.81.21.34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443">
            <text:p>api.hmg.EUEAI-ccseudbp.eu-central2-prd-a:443</text:p>
          </table:table-cell>
          <table:table-cell office:value-type="string" office:string-value="10.81.21.6">
            <text:p>10.81.21.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32">
            <text:p>api.hmg.EUEAI-ccseudbp.eu-central2-prd-a:5432</text:p>
          </table:table-cell>
          <table:table-cell office:value-type="string" office:string-value="10.81.21.6">
            <text:p>10.81.21.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443">
            <text:p>api.hmg.EUEAI-kcseudbp.eu-central2-prd-a:443</text:p>
          </table:table-cell>
          <table:table-cell office:value-type="string" office:string-value="10.81.21.7">
            <text:p>10.81.21.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32">
            <text:p>api.hmg.EUEAI-kcseudbp.eu-central2-prd-a:5432</text:p>
          </table:table-cell>
          <table:table-cell office:value-type="string" office:string-value="10.81.21.7">
            <text:p>10.81.21.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8080">
            <text:p>api.hmg.ccseu-sherpa-lb.eu-central2-prd-a:8080</text:p>
          </table:table-cell>
          <table:table-cell office:value-type="string" office:string-value="10.81.21.35">
            <text:p>10.81.21.35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3000">
            <text:p>api.hmg.ccseu-sherpa-lb.eu-central2-prd-a:3000</text:p>
          </table:table-cell>
          <table:table-cell office:value-type="string" office:string-value="10.81.21.35">
            <text:p>10.81.21.35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cui-was-lb-prd.eu-central2-prd-a:8090">
            <text:p>api.hc.gcseuccui-was-lb-prd.eu-central2-prd-a:8090</text:p>
          </table:table-cell>
          <table:table-cell office:value-type="string" office:string-value="172.31.64.34">
            <text:p>172.31.64.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K-HMG.eu-central2-prd-a:5444">
            <text:p>api.hmg.CCSP-DB-K-HMG.eu-central2-prd-a:5444</text:p>
          </table:table-cell>
          <table:table-cell office:value-type="string" office:string-value="10.81.21.38">
            <text:p>10.81.21.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H-HMG.eu-central2-prd-a:5444">
            <text:p>api.hmg.CCSP-DB-H-HMG.eu-central2-prd-a:5444</text:p>
          </table:table-cell>
          <table:table-cell office:value-type="string" office:string-value="10.81.21.39">
            <text:p>10.81.21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ore.eu-central-2-prd-a:5432">
            <text:p>gui.hmg.ccs1genprdcore.eu-central-2-prd-a:5432</text:p>
          </table:table-cell>
          <table:table-cell office:value-type="string" office:string-value="10.81.20.190">
            <text:p>10.81.20.19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csp.eu-central-2-prd-a:5432">
            <text:p>gui.hmg.ccs1genprdccsp.eu-central-2-prd-a:5432</text:p>
          </table:table-cell>
          <table:table-cell office:value-type="string" office:string-value="10.81.21.37">
            <text:p>10.81.21.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443">
            <text:p>api.pub.gcseuccui-lb-prd.eu-central2-prd-a:443</text:p>
          </table:table-cell>
          <table:table-cell office:value-type="string" office:string-value="103.187.35.176">
            <text:p>103.187.35.17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0">
            <text:p>api.pub.hcseusso-lb-prd.eu-central2-prd-a:80</text:p>
          </table:table-cell>
          <table:table-cell office:value-type="string" office:string-value="103.187.35.160">
            <text:p>103.187.35.16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80">
            <text:p>api.pub.hcseuccui-lb-prd.eu-central2-prd-a:80</text:p>
          </table:table-cell>
          <table:table-cell office:value-type="string" office:string-value="103.187.35.161">
            <text:p>103.187.35.16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">
            <text:p>api.pub.hcseuccap-lb-prd.eu-central2-prd-a:80</text:p>
          </table:table-cell>
          <table:table-cell office:value-type="string" office:string-value="103.187.35.162">
            <text:p>103.187.35.16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443">
            <text:p>api.pub.hcseuccap-lb-prd.eu-central2-prd-a:443</text:p>
          </table:table-cell>
          <table:table-cell office:value-type="string" office:string-value="103.187.35.162">
            <text:p>103.187.35.16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443">
            <text:p>api.pub.kcseusso-lb-prd.eu-central2-prd-a:443</text:p>
          </table:table-cell>
          <table:table-cell office:value-type="string" office:string-value="103.187.35.163">
            <text:p>103.187.35.1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80">
            <text:p>api.pub.kcseusso-lb-prd.eu-central2-prd-a:80</text:p>
          </table:table-cell>
          <table:table-cell office:value-type="string" office:string-value="103.187.35.163">
            <text:p>103.187.35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443">
            <text:p>api.pub.kcseuccui-lb-prd.eu-central2-prd-a:443</text:p>
          </table:table-cell>
          <table:table-cell office:value-type="string" office:string-value="103.187.35.164">
            <text:p>103.187.35.16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80">
            <text:p>api.pub.kcseuccui-lb-prd.eu-central2-prd-a:80</text:p>
          </table:table-cell>
          <table:table-cell office:value-type="string" office:string-value="103.187.35.164">
            <text:p>103.187.35.16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cseuccui-was-lb-prd.eu-central2-prd-a:8090">
            <text:p>api.hc.hcseuccui-was-lb-prd.eu-central2-prd-a:8090</text:p>
          </table:table-cell>
          <table:table-cell office:value-type="string" office:string-value="172.31.64.35">
            <text:p>172.31.64.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cui-was-lb-prd.eu-central2-prd-a:8090">
            <text:p>api.hc.kcseuccui-was-lb-prd.eu-central2-prd-a:8090</text:p>
          </table:table-cell>
          <table:table-cell office:value-type="string" office:string-value="172.31.64.74">
            <text:p>172.31.64.7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api-lb-prd.eu-central2-prd-a:80">
            <text:p>api.hmg.hccseuapi-lb-prd.eu-central2-prd-a:80</text:p>
          </table:table-cell>
          <table:table-cell office:value-type="string" office:string-value="10.81.21.37">
            <text:p>10.81.21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vftp-lb-prd.eu-central2-prd-a:80">
            <text:p>api.hmg.hccseuvftp-lb-prd.eu-central2-prd-a:80</text:p>
          </table:table-cell>
          <table:table-cell office:value-type="string" office:string-value="10.81.21.40">
            <text:p>10.81.21.4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api-lb-prd.eu-central2-prd-a:80">
            <text:p>api.hmg.kccseuapi-lb-prd.eu-central2-prd-a:80</text:p>
          </table:table-cell>
          <table:table-cell office:value-type="string" office:string-value="10.81.21.41">
            <text:p>10.81.21.4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vftp-lb-prd.eu-central2-prd-a:80">
            <text:p>api.hmg.kccseuvftp-lb-prd.eu-central2-prd-a:80</text:p>
          </table:table-cell>
          <table:table-cell office:value-type="string" office:string-value="10.81.21.42">
            <text:p>10.81.21.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0">
            <text:p>api.hc.flteuvcrmp-lb.eu-central2-prd-a:8090</text:p>
          </table:table-cell>
          <table:table-cell office:value-type="string" office:string-value="172.31.64.40">
            <text:p>172.31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1">
            <text:p>api.hc.flteuvcrmp-lb.eu-central2-prd-a:8091</text:p>
          </table:table-cell>
          <table:table-cell office:value-type="string" office:string-value="172.31.64.40">
            <text:p>172.31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bs-prvlb-prd.eu-central2-prd-a:18078">
            <text:p>api.hc.kcseucbs-prvlb-prd.eu-central2-prd-a:18078</text:p>
          </table:table-cell>
          <table:table-cell office:value-type="string" office:string-value="172.31.64.77">
            <text:p>172.31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cbs-prvlb-prd.eu-central2-prd-a:18078">
            <text:p>api.hc.ccseucbs-prvlb-prd.eu-central2-prd-a:18078</text:p>
          </table:table-cell>
          <table:table-cell office:value-type="string" office:string-value="172.31.64.76">
            <text:p>172.31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bs-prvlb-prd.eu-central2-prd-a:18078">
            <text:p>api.hc.gcseucbs-prvlb-prd.eu-central2-prd-a:18078</text:p>
          </table:table-cell>
          <table:table-cell office:value-type="string" office:string-value="172.31.64.78">
            <text:p>172.31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h-prd-prometheus-a.eu-central2-prd-a:31500">
            <text:p>api.hc.ccs-eu-h-prd-prometheus-a.eu-central2-prd-a:31500</text:p>
          </table:table-cell>
          <table:table-cell office:value-type="string" office:string-value="172.31.64.85">
            <text:p>172.31.64.8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k-prd-prometheus-a.eu-central2-prd-a:31500">
            <text:p>api.hc.ccs-eu-k-prd-prometheus-a.eu-central2-prd-a:31500</text:p>
          </table:table-cell>
          <table:table-cell office:value-type="string" office:string-value="172.31.64.86">
            <text:p>172.31.64.8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443">
            <text:p>api.hmg.ccseu-vtwin-prd-proxy.eu-central2-prd-a:443</text:p>
          </table:table-cell>
          <table:table-cell office:value-type="string" office:string-value="10.81.20.142">
            <text:p>10.81.20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dcp90.eu-central2-prd-a:30007">
            <text:p>api.hmg.eudcp90.eu-central2-prd-a:30007</text:p>
          </table:table-cell>
          <table:table-cell office:value-type="string" office:string-value="10.81.21.43">
            <text:p>10.81.21.43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159">
            <text:p>api.pub.ccs2-eu-kia-prd-telecom-b.eu-central2-prd-a:31159</text:p>
          </table:table-cell>
          <table:table-cell office:value-type="string" office:string-value="103.187.35.180">
            <text:p>103.187.35.180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8443">
            <text:p>api.pub.gcseuccui-lb-prd.eu-central2-prd-a:8443</text:p>
          </table:table-cell>
          <table:table-cell office:value-type="string" office:string-value="103.187.35.176">
            <text:p>103.187.35.17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65535">
            <text:p>api.pub.ccseu-vms-sbs-lb-p02.eu-central2-prd-a:65535</text:p>
          </table:table-cell>
          <table:table-cell office:value-type="string" office:string-value="103.187.35.177">
            <text:p>103.187.35.177</text:p>
          </table:table-cell>
          <table:table-cell office:value-type="float" office:value="65535">
            <text:p>65535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dynatrace-public.eu-central2-prd-a:9999">
            <text:p>api.pub.dynatrace-public.eu-central2-prd-a:9999</text:p>
          </table:table-cell>
          <table:table-cell office:value-type="string" office:string-value="103.187.35.165">
            <text:p>103.187.35.165</text:p>
          </table:table-cell>
          <table:table-cell office:value-type="float" office:value="9999">
            <text:p>99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exliscore-nginx-lb-prd.eu-central2-prd-a:8090">
            <text:p>api.hmg.ccseuexliscore-nginx-lb-prd.eu-central2-prd-a:8090</text:p>
          </table:table-cell>
          <table:table-cell office:value-type="string" office:string-value="10.81.20.164">
            <text:p>10.81.20.1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exliscore-nginx-lb-prd.eu-central2-prd-a:8090">
            <text:p>api.hmg.kcseuexliscore-nginx-lb-prd.eu-central2-prd-a:8090</text:p>
          </table:table-cell>
          <table:table-cell office:value-type="string" office:string-value="10.81.20.165">
            <text:p>10.81.20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iaeuhmgiddbp-vip.eu-central2-prd-a:5432">
            <text:p>gui.hmg.kiaeuhmgiddbp-vip.eu-central2-prd-a:5432</text:p>
          </table:table-cell>
          <table:table-cell office:value-type="string" office:string-value="10.81.21.46">
            <text:p>10.81.21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spavehicledbp-vip.eu-central2-prd-a:5432">
            <text:p>gui.hmg.kcseuspavehicledbp-vip.eu-central2-prd-a:5432</text:p>
          </table:table-cell>
          <table:table-cell office:value-type="string" office:string-value="10.81.21.45">
            <text:p>10.81.21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was-hmg-prd.eu-central2-prd-a:8090">
            <text:p>api.hmg.hcseuccui-was-hmg-prd.eu-central2-prd-a:8090</text:p>
          </table:table-cell>
          <table:table-cell office:value-type="string" office:string-value="10.81.21.11">
            <text:p>10.81.21.1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90">
            <text:p>api.hmg.kccseuccui-was-lb-hmg-prd.eu-central2-prd-a:8090</text:p>
          </table:table-cell>
          <table:table-cell office:value-type="string" office:string-value="10.81.21.12">
            <text:p>10.81.21.1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9010">
            <text:p>api.pub.ccseu-vms-sbs-lb-p02.eu-central2-prd-a:9010</text:p>
          </table:table-cell>
          <table:table-cell office:value-type="string" office:string-value="103.187.35.177">
            <text:p>103.187.35.177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dbp-lb-prd.eu-central2-prd-a:5432">
            <text:p>api.hmg.gcseudbp-lb-prd.eu-central2-prd-a:5432</text:p>
          </table:table-cell>
          <table:table-cell office:value-type="string" office:string-value="10.81.21.14">
            <text:p>10.81.21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32">
            <text:p>api.hmg.ccseutwowaydbp-lb-prd.eu-central2-prd-a:5432</text:p>
          </table:table-cell>
          <table:table-cell office:value-type="string" office:string-value="10.81.21.15">
            <text:p>10.81.21.1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443">
            <text:p>api.hmg.ccseutwowaydbp-lb-prd.eu-central2-prd-a:443</text:p>
          </table:table-cell>
          <table:table-cell office:value-type="string" office:string-value="10.81.21.15">
            <text:p>10.81.21.1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44">
            <text:p>api.hmg.ccseutwowaydbp-lb-prd.eu-central2-prd-a:5444</text:p>
          </table:table-cell>
          <table:table-cell office:value-type="string" office:string-value="10.81.21.15">
            <text:p>10.81.21.15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44">
            <text:p>api.hmg.kcseutwowaydbp-lb-prd.eu-central2-prd-a:5444</text:p>
          </table:table-cell>
          <table:table-cell office:value-type="string" office:string-value="10.81.21.16">
            <text:p>10.81.21.1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443">
            <text:p>api.hmg.kcseutwowaydbp-lb-prd.eu-central2-prd-a:443</text:p>
          </table:table-cell>
          <table:table-cell office:value-type="string" office:string-value="10.81.21.16">
            <text:p>10.81.21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32">
            <text:p>api.hmg.kcseutwowaydbp-lb-prd.eu-central2-prd-a:5432</text:p>
          </table:table-cell>
          <table:table-cell office:value-type="string" office:string-value="10.81.21.16">
            <text:p>10.81.21.1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h-gas-prd-a.eu-central2-prd-a:32100">
            <text:p>api.hc.ccs-eu2-h-gas-prd-a.eu-central2-prd-a:32100</text:p>
          </table:table-cell>
          <table:table-cell office:value-type="string" office:string-value="172.31.64.85">
            <text:p>172.31.64.8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k-gas-prd-a.eu-central2-prd-a:32101">
            <text:p>api.hc.ccs-eu2-k-gas-prd-a.eu-central2-prd-a:32101</text:p>
          </table:table-cell>
          <table:table-cell office:value-type="string" office:string-value="172.31.64.85">
            <text:p>172.31.64.8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g-gas-prd-a.eu-central2-prd-a:32102">
            <text:p>api.hc.ccs-eu2-g-gas-prd-a.eu-central2-prd-a:32102</text:p>
          </table:table-cell>
          <table:table-cell office:value-type="string" office:string-value="172.31.64.85">
            <text:p>172.31.64.8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0">
            <text:p>gui.hmg.euddp91.eu-central2-prd-a:30000</text:p>
          </table:table-cell>
          <table:table-cell office:value-type="string" office:string-value="10.81.21.44">
            <text:p>10.81.21.44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1">
            <text:p>gui.hmg.euddp91.eu-central2-prd-a:30001</text:p>
          </table:table-cell>
          <table:table-cell office:value-type="string" office:string-value="10.81.21.44">
            <text:p>10.81.21.44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3">
            <text:p>gui.hmg.euddp91.eu-central2-prd-a:30003</text:p>
          </table:table-cell>
          <table:table-cell office:value-type="string" office:string-value="10.81.21.44">
            <text:p>10.81.21.44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4">
            <text:p>gui.hmg.euddp91.eu-central2-prd-a:30004</text:p>
          </table:table-cell>
          <table:table-cell office:value-type="string" office:string-value="10.81.21.44">
            <text:p>10.81.21.44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5">
            <text:p>gui.hmg.euddp91.eu-central2-prd-a:30005</text:p>
          </table:table-cell>
          <table:table-cell office:value-type="string" office:string-value="10.81.21.44">
            <text:p>10.81.21.44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6">
            <text:p>gui.hmg.euddp91.eu-central2-prd-a:30006</text:p>
          </table:table-cell>
          <table:table-cell office:value-type="string" office:string-value="10.81.21.44">
            <text:p>10.81.21.44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7">
            <text:p>gui.hmg.euddp91.eu-central2-prd-a:30007</text:p>
          </table:table-cell>
          <table:table-cell office:value-type="string" office:string-value="10.81.21.44">
            <text:p>10.81.21.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8">
            <text:p>gui.hmg.euddp91.eu-central2-prd-a:30008</text:p>
          </table:table-cell>
          <table:table-cell office:value-type="string" office:string-value="10.81.21.44">
            <text:p>10.81.21.4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9">
            <text:p>gui.hmg.euddp91.eu-central2-prd-a:30009</text:p>
          </table:table-cell>
          <table:table-cell office:value-type="string" office:string-value="10.81.21.44">
            <text:p>10.81.21.4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0">
            <text:p>gui.hmg.euddp91.eu-central2-prd-a:30010</text:p>
          </table:table-cell>
          <table:table-cell office:value-type="string" office:string-value="10.81.21.44">
            <text:p>10.81.21.44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1">
            <text:p>gui.hmg.euddp91.eu-central2-prd-a:30011</text:p>
          </table:table-cell>
          <table:table-cell office:value-type="string" office:string-value="10.81.21.44">
            <text:p>10.81.21.44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2">
            <text:p>gui.hmg.euddp91.eu-central2-prd-a:30012</text:p>
          </table:table-cell>
          <table:table-cell office:value-type="string" office:string-value="10.81.21.44">
            <text:p>10.81.21.44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3">
            <text:p>gui.hmg.euddp91.eu-central2-prd-a:30013</text:p>
          </table:table-cell>
          <table:table-cell office:value-type="string" office:string-value="10.81.21.44">
            <text:p>10.81.21.44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4">
            <text:p>gui.hmg.euddp91.eu-central2-prd-a:30014</text:p>
          </table:table-cell>
          <table:table-cell office:value-type="string" office:string-value="10.81.21.44">
            <text:p>10.81.21.44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5">
            <text:p>gui.hmg.euddp91.eu-central2-prd-a:30015</text:p>
          </table:table-cell>
          <table:table-cell office:value-type="string" office:string-value="10.81.21.44">
            <text:p>10.81.21.44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6">
            <text:p>gui.hmg.euddp91.eu-central2-prd-a:30016</text:p>
          </table:table-cell>
          <table:table-cell office:value-type="string" office:string-value="10.81.21.44">
            <text:p>10.81.21.44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7">
            <text:p>gui.hmg.euddp91.eu-central2-prd-a:30017</text:p>
          </table:table-cell>
          <table:table-cell office:value-type="string" office:string-value="10.81.21.44">
            <text:p>10.81.21.44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8">
            <text:p>gui.hmg.euddp91.eu-central2-prd-a:30018</text:p>
          </table:table-cell>
          <table:table-cell office:value-type="string" office:string-value="10.81.21.44">
            <text:p>10.81.21.44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2">
            <text:p>gui.hmg.euddp91.eu-central2-prd-a:30002</text:p>
          </table:table-cell>
          <table:table-cell office:value-type="string" office:string-value="10.81.21.44">
            <text:p>10.81.21.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ms-db-lb-p02.eu-central2-prd-a:30000">
            <text:p>gui.hmg.ccseu-vms-db-lb-p02.eu-central2-prd-a:30000</text:p>
          </table:table-cell>
          <table:table-cell office:value-type="string" office:string-value="10.81.21.47">
            <text:p>10.81.21.47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g-igw-private-prd-fr7.eu-central2-prd-a:32010">
            <text:p>api.hc.ccs-eu-g-igw-private-prd-fr7.eu-central2-prd-a:32010</text:p>
          </table:table-cell>
          <table:table-cell office:value-type="string" office:string-value="172.31.64.87">
            <text:p>172.31.64.8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89">
            <text:p>api.hmg.kccseuccui-was-lb-hmg-prd.eu-central2-prd-a:8089</text:p>
          </table:table-cell>
          <table:table-cell office:value-type="string" office:string-value="10.81.21.12">
            <text:p>10.81.21.1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igw.eu-central2-prd-a:32010">
            <text:p>gui.hmg.ccs-eu-g-prd-msa-igw.eu-central2-prd-a:32010</text:p>
          </table:table-cell>
          <table:table-cell office:value-type="string" office:string-value="10.81.20.144">
            <text:p>10.81.20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G-HMG.eu-central2-prd-a:5432">
            <text:p>api.hmg.CCSP-DB-G-HMG.eu-central2-prd-a:5432</text:p>
          </table:table-cell>
          <table:table-cell office:value-type="string" office:string-value="10.81.21.17">
            <text:p>10.81.21.1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K-HMG.eu-central2-prd-a:5432">
            <text:p>api.hmg.CCSP-SPAVEHICLE-DB-K-HMG.eu-central2-prd-a:5432</text:p>
          </table:table-cell>
          <table:table-cell office:value-type="string" office:string-value="10.81.21.18">
            <text:p>10.81.21.1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H-HMG.eu-central2-prd-a:5432">
            <text:p>api.hmg.CCSP-SPAVEHICLE-DB-H-HMG.eu-central2-prd-a:5432</text:p>
          </table:table-cell>
          <table:table-cell office:value-type="string" office:string-value="10.81.21.19">
            <text:p>10.81.21.1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G-HMG.eu-central2-prd-a:5432">
            <text:p>api.hmg.CCSP-SPAVEHICLE-DB-G-HMG.eu-central2-prd-a:5432</text:p>
          </table:table-cell>
          <table:table-cell office:value-type="string" office:string-value="10.81.21.20">
            <text:p>10.81.21.2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32020">
            <text:p>gui.hmg.ccs-eu-g-prd-msa-exib.eu-central2-prd-a:32020</text:p>
          </table:table-cell>
          <table:table-cell office:value-type="string" office:string-value="10.81.20.144">
            <text:p>10.81.20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443">
            <text:p>gui.hmg.ccs-eu-g-prd-msa-exib.eu-central2-prd-a:443</text:p>
          </table:table-cell>
          <table:table-cell office:value-type="string" office:string-value="10.81.20.144">
            <text:p>10.81.20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443">
            <text:p>api.hmg.ccs-eu-h-prd-fr7.eu-central2-prd-a:443</text:p>
          </table:table-cell>
          <table:table-cell office:value-type="string" office:string-value="10.81.20.137">
            <text:p>10.81.20.13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20">
            <text:p>api.hmg.ccs-eu-h-prd-fr7.eu-central2-prd-a:32020</text:p>
          </table:table-cell>
          <table:table-cell office:value-type="string" office:string-value="10.81.20.137">
            <text:p>10.81.20.13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20">
            <text:p>api.hmg.ccs-eu-k-prd-fr7.eu-central2-prd-a:32020</text:p>
          </table:table-cell>
          <table:table-cell office:value-type="string" office:string-value="10.81.20.151">
            <text:p>10.81.20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443">
            <text:p>api.hmg.ccs-eu-k-prd-fr7.eu-central2-prd-a:443</text:p>
          </table:table-cell>
          <table:table-cell office:value-type="string" office:string-value="10.81.20.151">
            <text:p>10.81.20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3">
            <text:p>api.hmg.prd-ccsnoti-g-eu.eu-central2-prd-a:7303</text:p>
          </table:table-cell>
          <table:table-cell office:value-type="string" office:string-value="10.81.21.48">
            <text:p>10.81.21.48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2">
            <text:p>api.hmg.prd-ccsnoti-g-eu.eu-central2-prd-a:7302</text:p>
          </table:table-cell>
          <table:table-cell office:value-type="string" office:string-value="10.81.21.48">
            <text:p>10.81.21.48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1">
            <text:p>api.hmg.prd-ccsnoti-g-eu.eu-central2-prd-a:7301</text:p>
          </table:table-cell>
          <table:table-cell office:value-type="string" office:string-value="10.81.21.48">
            <text:p>10.81.21.48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4">
            <text:p>api.hmg.prd-ccsnoti-g-eu.eu-central2-prd-a:7304</text:p>
          </table:table-cell>
          <table:table-cell office:value-type="string" office:string-value="10.81.21.48">
            <text:p>10.81.21.48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4">
            <text:p>api.hmg.prd-ccsnoti-h-eu.eu-central2-prd-a:7104</text:p>
          </table:table-cell>
          <table:table-cell office:value-type="string" office:string-value="10.81.21.49">
            <text:p>10.81.21.49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3">
            <text:p>api.hmg.prd-ccsnoti-h-eu.eu-central2-prd-a:7103</text:p>
          </table:table-cell>
          <table:table-cell office:value-type="string" office:string-value="10.81.21.49">
            <text:p>10.81.21.49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1">
            <text:p>api.hmg.prd-ccsnoti-h-eu.eu-central2-prd-a:7101</text:p>
          </table:table-cell>
          <table:table-cell office:value-type="string" office:string-value="10.81.21.49">
            <text:p>10.81.21.49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2">
            <text:p>api.hmg.prd-ccsnoti-h-eu.eu-central2-prd-a:7102</text:p>
          </table:table-cell>
          <table:table-cell office:value-type="string" office:string-value="10.81.21.49">
            <text:p>10.81.21.49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prd-ccseulmskafkadash-lb-prd.eu-central-1-prd-a:9092">
            <text:p>gui.hmg.prd-ccseulmskafkadash-lb-prd.eu-central-1-prd-a:9092</text:p>
          </table:table-cell>
          <table:table-cell office:value-type="string" office:string-value="10.81.20.183">
            <text:p>10.81.20.183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goms-pub-lb-prd.eu-central2-prd-a:8445">
            <text:p>api.pub.gcseugoms-pub-lb-prd.eu-central2-prd-a:8445</text:p>
          </table:table-cell>
          <table:table-cell office:value-type="string" office:string-value="103.187.35.166">
            <text:p>103.187.35.16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443">
            <text:p>api.pub.hcseusso-lb-prd.eu-central2-prd-a:8443</text:p>
          </table:table-cell>
          <table:table-cell office:value-type="string" office:string-value="103.187.35.160">
            <text:p>103.187.35.16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lmselastic-lb-prd.eu-central2-prd-a:9200">
            <text:p>gui.hmg.ccseulmselastic-lb-prd.eu-central2-prd-a:9200</text:p>
          </table:table-cell>
          <table:table-cell office:value-type="string" office:string-value="10.81.21.51">
            <text:p>10.81.21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HMG-web-prd.eu-central2-prd-a:443">
            <text:p>api.hmg.hcseuccui-HMG-web-prd.eu-central2-prd-a:443</text:p>
          </table:table-cell>
          <table:table-cell office:value-type="string" office:string-value="10.81.21.50">
            <text:p>10.81.21.5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ccui-HMG-web-prd.eu-central2-prd-a:443">
            <text:p>api.hmg.kcseuccui-HMG-web-prd.eu-central2-prd-a:443</text:p>
          </table:table-cell>
          <table:table-cell office:value-type="string" office:string-value="10.81.21.52">
            <text:p>10.81.21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ccui-HMG-web-prd.eu-central2-prd-a:443">
            <text:p>api.hmg.gcseuccui-HMG-web-prd.eu-central2-prd-a:443</text:p>
          </table:table-cell>
          <table:table-cell office:value-type="string" office:string-value="10.81.21.53">
            <text:p>10.81.21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3">
            <text:p>api.hc.ccsp-userlink-bluelink-eu-lb-prd.eu-central2-prd-a:7103</text:p>
          </table:table-cell>
          <table:table-cell office:value-type="string" office:string-value="172.31.64.61">
            <text:p>172.31.64.6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1">
            <text:p>api.hc.ccsp-userlink-bluelink-eu-lb-prd.eu-central2-prd-a:7101</text:p>
          </table:table-cell>
          <table:table-cell office:value-type="string" office:string-value="172.31.64.61">
            <text:p>172.31.64.6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2">
            <text:p>api.hc.ccsp-userlink-bluelink-eu-lb-prd.eu-central2-prd-a:7102</text:p>
          </table:table-cell>
          <table:table-cell office:value-type="string" office:string-value="172.31.64.61">
            <text:p>172.31.64.6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3">
            <text:p>api.hc.ccsp-userlink-uvo-eu-lb-prd.eu-central2-prd-a:7203</text:p>
          </table:table-cell>
          <table:table-cell office:value-type="string" office:string-value="172.31.64.62">
            <text:p>172.31.64.6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2">
            <text:p>api.hc.ccsp-userlink-uvo-eu-lb-prd.eu-central2-prd-a:7202</text:p>
          </table:table-cell>
          <table:table-cell office:value-type="string" office:string-value="172.31.64.62">
            <text:p>172.31.64.6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1">
            <text:p>api.hc.ccsp-userlink-uvo-eu-lb-prd.eu-central2-prd-a:7201</text:p>
          </table:table-cell>
          <table:table-cell office:value-type="string" office:string-value="172.31.64.62">
            <text:p>172.31.64.6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1">
            <text:p>api.hc.ccsp-userlink-gcs-eu-lb-prd.eu-central2-prd-a:7301</text:p>
          </table:table-cell>
          <table:table-cell office:value-type="string" office:string-value="172.31.64.63">
            <text:p>172.31.64.6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2">
            <text:p>api.hc.ccsp-userlink-gcs-eu-lb-prd.eu-central2-prd-a:7302</text:p>
          </table:table-cell>
          <table:table-cell office:value-type="string" office:string-value="172.31.64.63">
            <text:p>172.31.64.6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3">
            <text:p>api.hc.ccsp-userlink-gcs-eu-lb-prd.eu-central2-prd-a:7303</text:p>
          </table:table-cell>
          <table:table-cell office:value-type="string" office:string-value="172.31.64.63">
            <text:p>172.31.64.6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sso-lb-HMGIP-prd.eu-central2-prd-a:8443">
            <text:p>api.hmg.hcseusso-lb-HMGIP-prd.eu-central2-prd-a:8443</text:p>
          </table:table-cell>
          <table:table-cell office:value-type="string" office:string-value="10.81.21.54">
            <text:p>10.81.21.5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443">
            <text:p>api.hmg.gcseusso-lb-HMG-prd.eu-central2-prd-a:443</text:p>
          </table:table-cell>
          <table:table-cell office:value-type="string" office:string-value="10.81.21.55">
            <text:p>10.81.21.5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8443">
            <text:p>api.hmg.gcseusso-lb-HMG-prd.eu-central2-prd-a:8443</text:p>
          </table:table-cell>
          <table:table-cell office:value-type="string" office:string-value="10.81.21.55">
            <text:p>10.81.21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0">
            <text:p>api.pub.gcseusso-lb-prd.eu-central2-prd-a:80</text:p>
          </table:table-cell>
          <table:table-cell office:value-type="string" office:string-value="103.187.35.223">
            <text:p>103.187.35.2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goms-lb-prd.eu-central2-prd-a:8445">
            <text:p>api.hmg.gcseugoms-lb-prd.eu-central2-prd-a:8445</text:p>
          </table:table-cell>
          <table:table-cell office:value-type="string" office:string-value="10.81.21.36">
            <text:p>10.81.21.3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-web-lb-prd.eu-central2-prd-a:8081">
            <text:p>api.hmg.hcseuccap-web-lb-prd.eu-central2-prd-a:8081</text:p>
          </table:table-cell>
          <table:table-cell office:value-type="string" office:string-value="10.81.21.13">
            <text:p>10.81.21.1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0">
            <text:p>api.hmg.hcseuccapka-lb-prd.eu-central2-prd-a:4080</text:p>
          </table:table-cell>
          <table:table-cell office:value-type="string" office:string-value="10.81.20.190">
            <text:p>10.81.20.190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20">
            <text:p>api.pub.ccs1-eu-genesis-prd-svchub-igw-b.eu-central2-prd-a:30020</text:p>
          </table:table-cell>
          <table:table-cell office:value-type="string" office:string-value="103.187.35.167">
            <text:p>103.187.35.16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10">
            <text:p>api.pub.ccs1-eu-genesis-prd-svchub-igw-b.eu-central2-prd-a:30010</text:p>
          </table:table-cell>
          <table:table-cell office:value-type="string" office:string-value="103.187.35.167">
            <text:p>103.187.35.167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200">
            <text:p>gui.hmg.ccs-sre-apm-prd-central-2.prd.h53-prd-a:8200</text:p>
          </table:table-cell>
          <table:table-cell office:value-type="string" office:string-value="10.81.21.30">
            <text:p>10.81.21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5432">
            <text:p>api.hmg.vdh-eu-rdb-lb.eu-central2-prd-a:5432</text:p>
          </table:table-cell>
          <table:table-cell office:value-type="string" office:string-value="10.81.21.58">
            <text:p>10.81.21.5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3">
            <text:p>api.hc.prd-ccsnotibatch-h-eu.eu-central2-prd-a:7103</text:p>
          </table:table-cell>
          <table:table-cell office:value-type="string" office:string-value="172.31.64.88">
            <text:p>172.31.64.88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3">
            <text:p>api.hc.prd-ccsnotibatch-k-eu.eu-central2-prd-a:7203</text:p>
          </table:table-cell>
          <table:table-cell office:value-type="string" office:string-value="172.31.64.89">
            <text:p>172.31.64.89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3">
            <text:p>api.hc.prd-ccsnotibatch-g-eu.eu-central2-prd-a:7303</text:p>
          </table:table-cell>
          <table:table-cell office:value-type="string" office:string-value="172.31.64.90">
            <text:p>172.31.64.90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5080">
            <text:p>api.hmg.vdh-eu-rdb-lb.eu-central2-prd-a:15080</text:p>
          </table:table-cell>
          <table:table-cell office:value-type="string" office:string-value="10.81.21.58">
            <text:p>10.81.21.58</text:p>
          </table:table-cell>
          <table:table-cell office:value-type="float" office:value="15080">
            <text:p>15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h-prd-fr7.eu-central2-prd-a:443">
            <text:p>api.hc.ccs-egw-eu-h-prd-fr7.eu-central2-prd-a:443</text:p>
          </table:table-cell>
          <table:table-cell office:value-type="string" office:string-value="172.31.64.91">
            <text:p>172.31.64.9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k-prd-fr7.eu-central2-prd-a:443">
            <text:p>api.hc.ccs-egw-eu-k-prd-fr7.eu-central2-prd-a:443</text:p>
          </table:table-cell>
          <table:table-cell office:value-type="string" office:string-value="172.31.64.92">
            <text:p>172.31.64.9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g-prd-fr7.eu-central2-prd-a:443">
            <text:p>api.hc.ccs-egw-eu-g-prd-fr7.eu-central2-prd-a:443</text:p>
          </table:table-cell>
          <table:table-cell office:value-type="string" office:string-value="172.31.64.93">
            <text:p>172.31.64.9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0">
            <text:p>gui.hmg.vdh-eu-ES-prd-lb.eu-central2-prd-a:9200</text:p>
          </table:table-cell>
          <table:table-cell office:value-type="string" office:string-value="10.81.21.56">
            <text:p>10.81.21.56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1">
            <text:p>gui.hmg.vdh-eu-ES-prd-lb.eu-central2-prd-a:9201</text:p>
          </table:table-cell>
          <table:table-cell office:value-type="string" office:string-value="10.81.21.56">
            <text:p>10.81.21.56</text:p>
          </table:table-cell>
          <table:table-cell office:value-type="float" office:value="9201">
            <text:p>92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80">
            <text:p>gui.hmg.vdh-eu-ES-prd-lb.eu-central2-prd-a:80</text:p>
          </table:table-cell>
          <table:table-cell office:value-type="string" office:string-value="10.81.21.56">
            <text:p>10.81.21.56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xdh-eu-bastion-prd.eu-central2-prd-a:18018">
            <text:p>gui.hmg.xdh-eu-bastion-prd.eu-central2-prd-a:18018</text:p>
          </table:table-cell>
          <table:table-cell office:value-type="string" office:string-value="10.81.20.139">
            <text:p>10.81.20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9200">
            <text:p>gui.hmg.eu-es-lb-prd.eu-central2-prd-a:9200</text:p>
          </table:table-cell>
          <table:table-cell office:value-type="string" office:string-value="10.81.21.59">
            <text:p>10.81.21.59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80">
            <text:p>gui.hmg.eu-es-lb-prd.eu-central2-prd-a:80</text:p>
          </table:table-cell>
          <table:table-cell office:value-type="string" office:string-value="10.81.21.59">
            <text:p>10.81.21.59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5601">
            <text:p>gui.hmg.eu-es-lb-prd.eu-central2-prd-a:5601</text:p>
          </table:table-cell>
          <table:table-cell office:value-type="string" office:string-value="10.81.21.59">
            <text:p>10.81.21.59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1">
            <text:p>api.hmg.hcseuccapka-lb-prd.eu-central2-prd-a:4081</text:p>
          </table:table-cell>
          <table:table-cell office:value-type="string" office:string-value="10.81.20.190">
            <text:p>10.81.20.190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-central2-prd-a-rdb-lb.eu-central2-prd-a:5432">
            <text:p>api.hmg.eu-central2-prd-a-rdb-lb.eu-central2-prd-a:5432</text:p>
          </table:table-cell>
          <table:table-cell office:value-type="string" office:string-value="10.81.21.60">
            <text:p>10.81.21.60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443">
            <text:p>api.pub.hcseuccui-lb-prd.eu-central2-prd-a:443</text:p>
          </table:table-cell>
          <table:table-cell office:value-type="string" office:string-value="103.187.35.161">
            <text:p>103.187.35.16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443">
            <text:p>api.pub.gcseusso-lb-prd.eu-central2-prd-a:8443</text:p>
          </table:table-cell>
          <table:table-cell office:value-type="string" office:string-value="103.187.35.223">
            <text:p>103.187.35.22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81">
            <text:p>api.pub.hcseuccap-lb-prd.eu-central2-prd-a:8081</text:p>
          </table:table-cell>
          <table:table-cell office:value-type="string" office:string-value="103.187.35.162">
            <text:p>103.187.35.162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1080">
            <text:p>api.hmg.vdh-eu-rdb-lb.eu-central2-prd-a:11080</text:p>
          </table:table-cell>
          <table:table-cell office:value-type="string" office:string-value="10.81.21.58">
            <text:p>10.81.21.58</text:p>
          </table:table-cell>
          <table:table-cell office:value-type="float" office:value="11080">
            <text:p>11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002">
            <text:p>gui.hmg.eudcp90.eu-central2-prd-a:30002</text:p>
          </table:table-cell>
          <table:table-cell office:value-type="string" office:string-value="10.81.21.43">
            <text:p>10.81.21.43</text:p>
          </table:table-cell>
          <table:table-cell office:value-type="float" office:value="30002">
            <text:p>3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.eu-central2-prd-a:19080">
            <text:p>gui.hmg.ccseu-vtwin-prd-cross-board.eu-central2-prd-a:19080</text:p>
          </table:table-cell>
          <table:table-cell office:value-type="string" office:string-value="100.77.1.128">
            <text:p>100.77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-tls.eu-central2-prd-a:19443">
            <text:p>gui.hmg.ccseu-vtwin-prd-cross-board-tls.eu-central2-prd-a:19443</text:p>
          </table:table-cell>
          <table:table-cell office:value-type="string" office:string-value="100.77.1.128">
            <text:p>100.77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2">
            <text:p>api.hc.prd-ccsnotibatch-h-eu.eu-central2-prd-a:7102</text:p>
          </table:table-cell>
          <table:table-cell office:value-type="string" office:string-value="172.31.64.88">
            <text:p>172.31.64.88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2">
            <text:p>api.hc.prd-ccsnotibatch-k-eu.eu-central2-prd-a:7202</text:p>
          </table:table-cell>
          <table:table-cell office:value-type="string" office:string-value="172.31.64.89">
            <text:p>172.31.64.89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2">
            <text:p>api.hc.prd-ccsnotibatch-g-eu.eu-central2-prd-a:7302</text:p>
          </table:table-cell>
          <table:table-cell office:value-type="string" office:string-value="172.31.64.90">
            <text:p>172.31.64.90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1">
            <text:p>gui.hmg.eudcp90.eu-central2-prd-a:30201</text:p>
          </table:table-cell>
          <table:table-cell office:value-type="string" office:string-value="10.81.21.43">
            <text:p>10.81.21.43</text:p>
          </table:table-cell>
          <table:table-cell office:value-type="float" office:value="30201">
            <text:p>30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2">
            <text:p>gui.hmg.eudcp90.eu-central2-prd-a:30202</text:p>
          </table:table-cell>
          <table:table-cell office:value-type="string" office:string-value="10.81.21.43">
            <text:p>10.81.21.43</text:p>
          </table:table-cell>
          <table:table-cell office:value-type="float" office:value="30202">
            <text:p>30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3">
            <text:p>gui.hmg.eudcp90.eu-central2-prd-a:30203</text:p>
          </table:table-cell>
          <table:table-cell office:value-type="string" office:string-value="10.81.21.43">
            <text:p>10.81.21.43</text:p>
          </table:table-cell>
          <table:table-cell office:value-type="float" office:value="30203">
            <text:p>30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4">
            <text:p>gui.hmg.eudcp90.eu-central2-prd-a:30204</text:p>
          </table:table-cell>
          <table:table-cell office:value-type="string" office:string-value="10.81.21.43">
            <text:p>10.81.21.43</text:p>
          </table:table-cell>
          <table:table-cell office:value-type="float" office:value="30204">
            <text:p>30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5">
            <text:p>gui.hmg.eudcp90.eu-central2-prd-a:30205</text:p>
          </table:table-cell>
          <table:table-cell office:value-type="string" office:string-value="10.81.21.43">
            <text:p>10.81.21.43</text:p>
          </table:table-cell>
          <table:table-cell office:value-type="float" office:value="30205">
            <text:p>302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6">
            <text:p>gui.hmg.eudcp90.eu-central2-prd-a:30206</text:p>
          </table:table-cell>
          <table:table-cell office:value-type="string" office:string-value="10.81.21.43">
            <text:p>10.81.21.43</text:p>
          </table:table-cell>
          <table:table-cell office:value-type="float" office:value="30206">
            <text:p>302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3">
            <text:p>gui.hmg.vdhkafkabroker.eu-central2-prd-a:18083</text:p>
          </table:table-cell>
          <table:table-cell office:value-type="string" office:string-value="100.77.1.128">
            <text:p>100.77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5">
            <text:p>gui.hmg.vdhkafkabroker.eu-central2-prd-a:18085</text:p>
          </table:table-cell>
          <table:table-cell office:value-type="string" office:string-value="100.77.1.128">
            <text:p>100.77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1">
            <text:p>gui.hmg.vdhkafkabroker.eu-central2-prd-a:18181</text:p>
          </table:table-cell>
          <table:table-cell office:value-type="string" office:string-value="100.77.1.128">
            <text:p>100.77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2">
            <text:p>gui.hmg.vdhkafkabroker.eu-central2-prd-a:18182</text:p>
          </table:table-cell>
          <table:table-cell office:value-type="string" office:string-value="100.77.1.128">
            <text:p>100.77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4">
            <text:p>gui.hmg.vdhkafkabroker.eu-central2-prd-a:18084</text:p>
          </table:table-cell>
          <table:table-cell office:value-type="string" office:string-value="100.77.1.128">
            <text:p>100.77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6">
            <text:p>gui.hmg.vdhkafkabroker.eu-central2-prd-a:18086</text:p>
          </table:table-cell>
          <table:table-cell office:value-type="string" office:string-value="100.77.1.128">
            <text:p>100.77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2">
            <text:p>api.hmg.ccseulms-lb-stg.eu-central2-prd-a:5602</text:p>
          </table:table-cell>
          <table:table-cell office:value-type="string" office:string-value="10.81.20.183">
            <text:p>10.81.20.183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0">
            <text:p>gui.hmg.euddh01.eu-central2-prd-a:10000</text:p>
          </table:table-cell>
          <table:table-cell office:value-type="string" office:string-value="10.81.21.61">
            <text:p>10.81.21.61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4000">
            <text:p>gui.hmg.euddh01.eu-central2-prd-a:14000</text:p>
          </table:table-cell>
          <table:table-cell office:value-type="string" office:string-value="10.81.21.61">
            <text:p>10.81.21.61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306">
            <text:p>gui.hmg.euddh01.eu-central2-prd-a:3306</text:p>
          </table:table-cell>
          <table:table-cell office:value-type="string" office:string-value="10.81.21.61">
            <text:p>10.81.21.61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8">
            <text:p>gui.hmg.euddh01.eu-central2-prd-a:8888</text:p>
          </table:table-cell>
          <table:table-cell office:value-type="string" office:string-value="10.81.21.61">
            <text:p>10.81.21.61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8083">
            <text:p>gui.hmg.euddh01.eu-central2-prd-a:18083</text:p>
          </table:table-cell>
          <table:table-cell office:value-type="string" office:string-value="10.81.21.61">
            <text:p>10.81.21.61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1000">
            <text:p>gui.hmg.euddh01.eu-central2-prd-a:11000</text:p>
          </table:table-cell>
          <table:table-cell office:value-type="string" office:string-value="10.81.21.61">
            <text:p>10.81.21.61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0">
            <text:p>gui.hmg.euddh01.eu-central2-prd-a:8080</text:p>
          </table:table-cell>
          <table:table-cell office:value-type="string" office:string-value="10.81.21.61">
            <text:p>10.81.21.61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6080">
            <text:p>gui.hmg.euddh01.eu-central2-prd-a:6080</text:p>
          </table:table-cell>
          <table:table-cell office:value-type="string" office:string-value="10.81.21.61">
            <text:p>10.81.21.61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50070">
            <text:p>gui.hmg.euddh01.eu-central2-prd-a:50070</text:p>
          </table:table-cell>
          <table:table-cell office:value-type="string" office:string-value="10.81.21.61">
            <text:p>10.81.21.61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8">
            <text:p>gui.hmg.euddh01.eu-central2-prd-a:8088</text:p>
          </table:table-cell>
          <table:table-cell office:value-type="string" office:string-value="10.81.21.61">
            <text:p>10.81.21.61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2">
            <text:p>gui.hmg.euddh01.eu-central2-prd-a:10002</text:p>
          </table:table-cell>
          <table:table-cell office:value-type="string" office:string-value="10.81.21.61">
            <text:p>10.81.21.61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333">
            <text:p>gui.hmg.euddh01.eu-central2-prd-a:8333</text:p>
          </table:table-cell>
          <table:table-cell office:value-type="string" office:string-value="10.81.21.61">
            <text:p>10.81.21.61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6">
            <text:p>gui.hmg.euddh01.eu-central2-prd-a:8886</text:p>
          </table:table-cell>
          <table:table-cell office:value-type="string" office:string-value="10.81.21.61">
            <text:p>10.81.21.61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000">
            <text:p>gui.hmg.euddh01.eu-central2-prd-a:3000</text:p>
          </table:table-cell>
          <table:table-cell office:value-type="string" office:string-value="10.81.21.61">
            <text:p>10.81.21.61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9888">
            <text:p>gui.hmg.euddh01.eu-central2-prd-a:19888</text:p>
          </table:table-cell>
          <table:table-cell office:value-type="string" office:string-value="10.81.21.61">
            <text:p>10.81.21.61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6010">
            <text:p>gui.hmg.euddh01.eu-central2-prd-a:16010</text:p>
          </table:table-cell>
          <table:table-cell office:value-type="string" office:string-value="10.81.21.61">
            <text:p>10.81.21.61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1">
            <text:p>gui.hmg.euddh01.eu-central2-prd-a:22001</text:p>
          </table:table-cell>
          <table:table-cell office:value-type="string" office:string-value="10.81.21.61">
            <text:p>10.81.21.61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2">
            <text:p>gui.hmg.euddh01.eu-central2-prd-a:22002</text:p>
          </table:table-cell>
          <table:table-cell office:value-type="string" office:string-value="10.81.21.61">
            <text:p>10.81.21.61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3">
            <text:p>gui.hmg.euddh01.eu-central2-prd-a:22003</text:p>
          </table:table-cell>
          <table:table-cell office:value-type="string" office:string-value="10.81.21.61">
            <text:p>10.81.21.61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4">
            <text:p>gui.hmg.euddh01.eu-central2-prd-a:22004</text:p>
          </table:table-cell>
          <table:table-cell office:value-type="string" office:string-value="10.81.21.61">
            <text:p>10.81.21.61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5">
            <text:p>gui.hmg.euddh01.eu-central2-prd-a:22005</text:p>
          </table:table-cell>
          <table:table-cell office:value-type="string" office:string-value="10.81.21.61">
            <text:p>10.81.21.61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6">
            <text:p>gui.hmg.euddh01.eu-central2-prd-a:22006</text:p>
          </table:table-cell>
          <table:table-cell office:value-type="string" office:string-value="10.81.21.61">
            <text:p>10.81.21.61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7">
            <text:p>gui.hmg.euddh01.eu-central2-prd-a:22007</text:p>
          </table:table-cell>
          <table:table-cell office:value-type="string" office:string-value="10.81.21.61">
            <text:p>10.81.21.61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8">
            <text:p>gui.hmg.euddh01.eu-central2-prd-a:22008</text:p>
          </table:table-cell>
          <table:table-cell office:value-type="string" office:string-value="10.81.21.61">
            <text:p>10.81.21.61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9">
            <text:p>gui.hmg.euddh01.eu-central2-prd-a:22009</text:p>
          </table:table-cell>
          <table:table-cell office:value-type="string" office:string-value="10.81.21.61">
            <text:p>10.81.21.61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0">
            <text:p>gui.hmg.euddh01.eu-central2-prd-a:22010</text:p>
          </table:table-cell>
          <table:table-cell office:value-type="string" office:string-value="10.81.21.61">
            <text:p>10.81.21.61</text:p>
          </table:table-cell>
          <table:table-cell office:value-type="float" office:value="22010">
            <text:p>2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1">
            <text:p>gui.hmg.euddh01.eu-central2-prd-a:22011</text:p>
          </table:table-cell>
          <table:table-cell office:value-type="string" office:string-value="10.81.21.61">
            <text:p>10.81.21.61</text:p>
          </table:table-cell>
          <table:table-cell office:value-type="float" office:value="22011">
            <text:p>22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2">
            <text:p>gui.hmg.euddh01.eu-central2-prd-a:22012</text:p>
          </table:table-cell>
          <table:table-cell office:value-type="string" office:string-value="10.81.21.61">
            <text:p>10.81.21.61</text:p>
          </table:table-cell>
          <table:table-cell office:value-type="float" office:value="22012">
            <text:p>22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3">
            <text:p>gui.hmg.euddh01.eu-central2-prd-a:22013</text:p>
          </table:table-cell>
          <table:table-cell office:value-type="string" office:string-value="10.81.21.61">
            <text:p>10.81.21.61</text:p>
          </table:table-cell>
          <table:table-cell office:value-type="float" office:value="22013">
            <text:p>22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4">
            <text:p>gui.hmg.euddh01.eu-central2-prd-a:22014</text:p>
          </table:table-cell>
          <table:table-cell office:value-type="string" office:string-value="10.81.21.61">
            <text:p>10.81.21.61</text:p>
          </table:table-cell>
          <table:table-cell office:value-type="float" office:value="22014">
            <text:p>22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5">
            <text:p>gui.hmg.euddh01.eu-central2-prd-a:22015</text:p>
          </table:table-cell>
          <table:table-cell office:value-type="string" office:string-value="10.81.21.61">
            <text:p>10.81.21.61</text:p>
          </table:table-cell>
          <table:table-cell office:value-type="float" office:value="22015">
            <text:p>22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6">
            <text:p>gui.hmg.euddh01.eu-central2-prd-a:22016</text:p>
          </table:table-cell>
          <table:table-cell office:value-type="string" office:string-value="10.81.21.61">
            <text:p>10.81.21.61</text:p>
          </table:table-cell>
          <table:table-cell office:value-type="float" office:value="22016">
            <text:p>22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7">
            <text:p>gui.hmg.euddh01.eu-central2-prd-a:22017</text:p>
          </table:table-cell>
          <table:table-cell office:value-type="string" office:string-value="10.81.21.61">
            <text:p>10.81.21.61</text:p>
          </table:table-cell>
          <table:table-cell office:value-type="float" office:value="22017">
            <text:p>22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8">
            <text:p>gui.hmg.euddh01.eu-central2-prd-a:22018</text:p>
          </table:table-cell>
          <table:table-cell office:value-type="string" office:string-value="10.81.21.61">
            <text:p>10.81.21.61</text:p>
          </table:table-cell>
          <table:table-cell office:value-type="float" office:value="22018">
            <text:p>22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9">
            <text:p>gui.hmg.euddh01.eu-central2-prd-a:22019</text:p>
          </table:table-cell>
          <table:table-cell office:value-type="string" office:string-value="10.81.21.61">
            <text:p>10.81.21.61</text:p>
          </table:table-cell>
          <table:table-cell office:value-type="float" office:value="22019">
            <text:p>22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0">
            <text:p>gui.hmg.euddh01.eu-central2-prd-a:22020</text:p>
          </table:table-cell>
          <table:table-cell office:value-type="string" office:string-value="10.81.21.61">
            <text:p>10.81.21.61</text:p>
          </table:table-cell>
          <table:table-cell office:value-type="float" office:value="22020">
            <text:p>2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1">
            <text:p>gui.hmg.euddh01.eu-central2-prd-a:22021</text:p>
          </table:table-cell>
          <table:table-cell office:value-type="string" office:string-value="10.81.21.61">
            <text:p>10.81.21.61</text:p>
          </table:table-cell>
          <table:table-cell office:value-type="float" office:value="22021">
            <text:p>22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2">
            <text:p>gui.hmg.euddh01.eu-central2-prd-a:22022</text:p>
          </table:table-cell>
          <table:table-cell office:value-type="string" office:string-value="10.81.21.61">
            <text:p>10.81.21.61</text:p>
          </table:table-cell>
          <table:table-cell office:value-type="float" office:value="22022">
            <text:p>22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3">
            <text:p>gui.hmg.euddh01.eu-central2-prd-a:22023</text:p>
          </table:table-cell>
          <table:table-cell office:value-type="string" office:string-value="10.81.21.61">
            <text:p>10.81.21.61</text:p>
          </table:table-cell>
          <table:table-cell office:value-type="float" office:value="22023">
            <text:p>22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4">
            <text:p>gui.hmg.euddh01.eu-central2-prd-a:22024</text:p>
          </table:table-cell>
          <table:table-cell office:value-type="string" office:string-value="10.81.21.61">
            <text:p>10.81.21.61</text:p>
          </table:table-cell>
          <table:table-cell office:value-type="float" office:value="22024">
            <text:p>22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5">
            <text:p>gui.hmg.euddh01.eu-central2-prd-a:22025</text:p>
          </table:table-cell>
          <table:table-cell office:value-type="string" office:string-value="10.81.21.61">
            <text:p>10.81.21.61</text:p>
          </table:table-cell>
          <table:table-cell office:value-type="float" office:value="22025">
            <text:p>22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6">
            <text:p>gui.hmg.euddh01.eu-central2-prd-a:22026</text:p>
          </table:table-cell>
          <table:table-cell office:value-type="string" office:string-value="10.81.21.61">
            <text:p>10.81.21.61</text:p>
          </table:table-cell>
          <table:table-cell office:value-type="float" office:value="22026">
            <text:p>2202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7">
            <text:p>gui.hmg.euddh01.eu-central2-prd-a:22027</text:p>
          </table:table-cell>
          <table:table-cell office:value-type="string" office:string-value="10.81.21.61">
            <text:p>10.81.21.61</text:p>
          </table:table-cell>
          <table:table-cell office:value-type="float" office:value="22027">
            <text:p>2202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8">
            <text:p>gui.hmg.euddh01.eu-central2-prd-a:22028</text:p>
          </table:table-cell>
          <table:table-cell office:value-type="string" office:string-value="10.81.21.61">
            <text:p>10.81.21.61</text:p>
          </table:table-cell>
          <table:table-cell office:value-type="float" office:value="22028">
            <text:p>220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9">
            <text:p>gui.hmg.euddh01.eu-central2-prd-a:22029</text:p>
          </table:table-cell>
          <table:table-cell office:value-type="string" office:string-value="10.81.21.61">
            <text:p>10.81.21.61</text:p>
          </table:table-cell>
          <table:table-cell office:value-type="float" office:value="22029">
            <text:p>2202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30">
            <text:p>gui.hmg.euddh01.eu-central2-prd-a:22030</text:p>
          </table:table-cell>
          <table:table-cell office:value-type="string" office:string-value="10.81.21.61">
            <text:p>10.81.21.61</text:p>
          </table:table-cell>
          <table:table-cell office:value-type="float" office:value="22030">
            <text:p>2203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1">
            <text:p>gui.hmg.euddh01.eu-central2-prd-a:22901</text:p>
          </table:table-cell>
          <table:table-cell office:value-type="string" office:string-value="10.81.21.61">
            <text:p>10.81.21.61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2">
            <text:p>gui.hmg.euddh01.eu-central2-prd-a:22902</text:p>
          </table:table-cell>
          <table:table-cell office:value-type="string" office:string-value="10.81.21.61">
            <text:p>10.81.21.61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1">
            <text:p>gui.hmg.euddh01.eu-central2-prd-a:22911</text:p>
          </table:table-cell>
          <table:table-cell office:value-type="string" office:string-value="10.81.21.61">
            <text:p>10.81.21.61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2">
            <text:p>gui.hmg.euddh01.eu-central2-prd-a:22912</text:p>
          </table:table-cell>
          <table:table-cell office:value-type="string" office:string-value="10.81.21.61">
            <text:p>10.81.21.61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3">
            <text:p>gui.hmg.euddh01.eu-central2-prd-a:22913</text:p>
          </table:table-cell>
          <table:table-cell office:value-type="string" office:string-value="10.81.21.61">
            <text:p>10.81.21.61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1">
            <text:p>gui.hmg.euddh01.eu-central2-prd-a:22921</text:p>
          </table:table-cell>
          <table:table-cell office:value-type="string" office:string-value="10.81.21.61">
            <text:p>10.81.21.61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2">
            <text:p>gui.hmg.euddh01.eu-central2-prd-a:22922</text:p>
          </table:table-cell>
          <table:table-cell office:value-type="string" office:string-value="10.81.21.61">
            <text:p>10.81.21.61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31">
            <text:p>gui.hmg.euddh01.eu-central2-prd-a:22931</text:p>
          </table:table-cell>
          <table:table-cell office:value-type="string" office:string-value="10.81.21.61">
            <text:p>10.81.21.61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1">
            <text:p>gui.hmg.euddh01.eu-central2-prd-a:22941</text:p>
          </table:table-cell>
          <table:table-cell office:value-type="string" office:string-value="10.81.21.61">
            <text:p>10.81.21.61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2">
            <text:p>gui.hmg.euddh01.eu-central2-prd-a:22942</text:p>
          </table:table-cell>
          <table:table-cell office:value-type="string" office:string-value="10.81.21.61">
            <text:p>10.81.21.61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kia.eu-central2-prd-a:443">
            <text:p>api.hmg.dkceuadm-kia.eu-central2-prd-a:443</text:p>
          </table:table-cell>
          <table:table-cell office:value-type="string" office:string-value="10.81.20.186">
            <text:p>10.81.20.18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hyd.eu-central2-prd-a:443">
            <text:p>api.hmg.dkceuadm-hyd.eu-central2-prd-a:443</text:p>
          </table:table-cell>
          <table:table-cell office:value-type="string" office:string-value="10.81.20.185">
            <text:p>10.81.20.18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gen.eu-central2-prd-a:443">
            <text:p>api.hmg.dkceuadm-gen.eu-central2-prd-a:443</text:p>
          </table:table-cell>
          <table:table-cell office:value-type="string" office:string-value="10.81.20.184">
            <text:p>10.81.20.18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80">
            <text:p>api.hmg.dkceuadmstg-gen.eu-central2-stg-a:80</text:p>
          </table:table-cell>
          <table:table-cell office:value-type="string" office:string-value="10.81.20.119">
            <text:p>10.81.20.11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80">
            <text:p>api.hmg.gitlab-geo.eu-central2-stg-c:80</text:p>
          </table:table-cell>
          <table:table-cell office:value-type="string" office:string-value="10.81.22.1">
            <text:p>10.81.22.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443">
            <text:p>api.hmg.gitlab-geo.eu-central2-stg-c:443</text:p>
          </table:table-cell>
          <table:table-cell office:value-type="string" office:string-value="10.81.22.1">
            <text:p>10.81.22.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